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549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2.674cm"/>
    </style:style>
    <style:style style:name="co4" style:family="table-column">
      <style:table-column-properties fo:break-before="auto" style:column-width="1.05cm"/>
    </style:style>
    <style:style style:name="co5" style:family="table-column">
      <style:table-column-properties fo:break-before="auto" style:column-width="0.82cm"/>
    </style:style>
    <style:style style:name="co6" style:family="table-column">
      <style:table-column-properties fo:break-before="auto" style:column-width="0.875cm"/>
    </style:style>
    <style:style style:name="co7" style:family="table-column">
      <style:table-column-properties fo:break-before="auto" style:column-width="1.856cm"/>
    </style:style>
    <style:style style:name="co8" style:family="table-column">
      <style:table-column-properties fo:break-before="auto" style:column-width="1.56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Team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Position 2024</text:p>
          </table:table-cell>
          <table:table-cell office:value-type="string" calcext:value-type="string">
            <text:p>Position 2023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Cap Hit</text:p>
          </table:table-cell>
          <table:table-cell office:value-type="string" calcext:value-type="string">
            <text:p>Pooler</text:p>
          </table:table-cell>
        </table:table-row>
        <table:table-row table:style-name="ro1">
          <table:table-cell office:value-type="string" calcext:value-type="string">
            <text:p>Carter Verhaeghe</text:p>
          </table:table-cell>
          <table:table-cell office:value-type="string" calcext:value-type="string">
            <text:p>FL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06" calcext:value-type="float">
            <text:p>106</text:p>
          </table:table-cell>
          <table:table-cell office:value-type="float" office:value="4166667" calcext:value-type="float">
            <text:p>4166667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Perfetti</text:p>
          </table:table-cell>
          <table:table-cell office:value-type="string" calcext:value-type="string">
            <text:p>WPG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Logan Cooley</text:p>
          </table:table-cell>
          <table:table-cell office:value-type="string" calcext:value-type="string">
            <text:p>UT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Mercer</text:p>
          </table:table-cell>
          <table:table-cell office:value-type="string" calcext:value-type="string">
            <text:p>NJD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Cale Makar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77" calcext:value-type="float">
            <text:p>77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  <table:table-cell office:value-type="float" office:value="9000000" calcext:value-type="float">
            <text:p>9000000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Quinn Hughes</text:p>
          </table:table-cell>
          <table:table-cell office:value-type="string" calcext:value-type="string">
            <text:p>VAN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75" calcext:value-type="float">
            <text:p>75</text:p>
          </table:table-cell>
          <table:table-cell office:value-type="float" office:value="201" calcext:value-type="float">
            <text:p>201</text:p>
          </table:table-cell>
          <table:table-cell office:value-type="float" office:value="7850000" calcext:value-type="float">
            <text:p>7850000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Victor Hedman</text:p>
          </table:table-cell>
          <table:table-cell office:value-type="string" calcext:value-type="string">
            <text:p>TBL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65" calcext:value-type="float">
            <text:p>165</text:p>
          </table:table-cell>
          <table:table-cell office:value-type="float" office:value="7875000" calcext:value-type="float">
            <text:p>7875000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Seider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Jake Sanderson</text:p>
          </table:table-cell>
          <table:table-cell office:value-type="string" calcext:value-type="string">
            <text:p>OTT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86" calcext:value-type="float">
            <text:p>86</text:p>
          </table:table-cell>
          <table:table-cell office:value-type="float" office:value="8050000" calcext:value-type="float">
            <text:p>8050000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Kaiden Guhle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Thatcher Demko</text:p>
          </table:table-cell>
          <table:table-cell office:value-type="string" calcext:value-type="string">
            <text:p>VAN</text:p>
          </table:table-cell>
          <table:table-cell table:number-columns-repeated="2" office:value-type="string" calcext:value-type="string">
            <text:p>G</text:p>
          </table:table-cell>
          <table:table-cell office:value-type="float" office:value="51" calcext:value-type="float">
            <text:p>51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Stuart Skinner</text:p>
          </table:table-cell>
          <table:table-cell office:value-type="string" calcext:value-type="string">
            <text:p>EDM</text:p>
          </table:table-cell>
          <table:table-cell table:number-columns-repeated="2" office:value-type="string" calcext:value-type="string">
            <text:p>G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18" calcext:value-type="float">
            <text:p>118</text:p>
          </table:table-cell>
          <table:table-cell office:value-type="float" office:value="2600000" calcext:value-type="float">
            <text:p>2600000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Jared McCann</text:p>
          </table:table-cell>
          <table:table-cell office:value-type="string" calcext:value-type="string">
            <text:p>SE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91" calcext:value-type="float">
            <text:p>91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Tage Thompson</text:p>
          </table:table-cell>
          <table:table-cell office:value-type="string" calcext:value-type="string">
            <text:p>BUF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W</text:p>
          </table:table-cell>
          <table:table-cell office:value-type="float" office:value="71" calcext:value-type="float">
            <text:p>71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85" calcext:value-type="float">
            <text:p>85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Quinton Byfield</text:p>
          </table:table-cell>
          <table:table-cell office:value-type="string" calcext:value-type="string">
            <text:p>LAK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Brady Tkachuk</text:p>
          </table:table-cell>
          <table:table-cell office:value-type="string" calcext:value-type="string">
            <text:p>OTT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37" calcext:value-type="float">
            <text:p>37</text:p>
          </table:table-cell>
          <table:table-cell office:value-type="float" office:value="111" calcext:value-type="float">
            <text:p>111</text:p>
          </table:table-cell>
          <table:table-cell office:value-type="float" office:value="8205714" calcext:value-type="float">
            <text:p>8205714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Jason Robertson</text:p>
          </table:table-cell>
          <table:table-cell office:value-type="string" calcext:value-type="string">
            <text:p>DAL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51" calcext:value-type="float">
            <text:p>51</text:p>
          </table:table-cell>
          <table:table-cell office:value-type="float" office:value="109" calcext:value-type="float">
            <text:p>109</text:p>
          </table:table-cell>
          <table:table-cell office:value-type="float" office:value="7750000" calcext:value-type="float">
            <text:p>7750000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Brandon Hagel</text:p>
          </table:table-cell>
          <table:table-cell office:value-type="string" calcext:value-type="string">
            <text:p>TBL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</text:p>
          </table:table-cell>
          <table:table-cell office:value-type="float" office:value="101" calcext:value-type="float">
            <text:p>101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Andrei Kuzmenko</text:p>
          </table:table-cell>
          <table:table-cell office:value-type="string" calcext:value-type="string">
            <text:p>CGY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68" calcext:value-type="float">
            <text:p>68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Travis Konecny</text:p>
          </table:table-cell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76" calcext:value-type="float">
            <text:p>7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Alain</text:p>
          </table:table-cell>
        </table:table-row>
        <table:table-row table:style-name="ro1">
          <table:table-cell office:value-type="string" calcext:value-type="string">
            <text:p>Mika Zibanejad</text:p>
          </table:table-cell>
          <table:table-cell office:value-type="string" calcext:value-type="string">
            <text:p>NYR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46" calcext:value-type="float">
            <text:p>46</text:p>
          </table:table-cell>
          <table:table-cell office:value-type="float" office:value="98" calcext:value-type="float">
            <text:p>98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Wyatt Johnston</text:p>
          </table:table-cell>
          <table:table-cell office:value-type="string" calcext:value-type="string">
            <text:p>DAL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97" calcext:value-type="float">
            <text:p>97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Connor Bedard</text:p>
          </table:table-cell>
          <table:table-cell office:value-type="string" calcext:value-type="string">
            <text:p>CHI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Leo Carlsson</text:p>
          </table:table-cell>
          <table:table-cell office:value-type="string" calcext:value-type="string">
            <text:p>AN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41" calcext:value-type="float">
            <text:p>41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Roman Josi</text:p>
          </table:table-cell>
          <table:table-cell office:value-type="string" calcext:value-type="string">
            <text:p>NAS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193" calcext:value-type="float">
            <text:p>193</text:p>
          </table:table-cell>
          <table:table-cell office:value-type="float" office:value="9059000" calcext:value-type="float">
            <text:p>9059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Adam Fox</text:p>
          </table:table-cell>
          <table:table-cell office:value-type="string" calcext:value-type="string">
            <text:p>NYR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float" office:value="163" calcext:value-type="float">
            <text:p>163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Mike Matheson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office:value-type="float" office:value="135" calcext:value-type="float">
            <text:p>135</text:p>
          </table:table-cell>
          <table:table-cell office:value-type="float" office:value="4875000" calcext:value-type="float">
            <text:p>4875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Devon Toews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12" calcext:value-type="float">
            <text:p>112</text:p>
          </table:table-cell>
          <table:table-cell office:value-type="float" office:value="7250000" calcext:value-type="float">
            <text:p>7250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Brent Burns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33" calcext:value-type="float">
            <text:p>33</text:p>
          </table:table-cell>
          <table:table-cell office:value-type="float" office:value="96" calcext:value-type="float">
            <text:p>96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Lane Hutson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Connor Hellebuyck</text:p>
          </table:table-cell>
          <table:table-cell office:value-type="string" calcext:value-type="string">
            <text:p>WPG</text:p>
          </table:table-cell>
          <table:table-cell table:number-columns-repeated="2" office:value-type="string" calcext:value-type="string">
            <text:p>G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Ilya Samsonov</text:p>
          </table:table-cell>
          <table:table-cell office:value-type="string" calcext:value-type="string">
            <text:p>VGK</text:p>
          </table:table-cell>
          <table:table-cell table:number-columns-repeated="2" office:value-type="string" calcext:value-type="string">
            <text:p>G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1800000" calcext:value-type="float">
            <text:p>1800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Zach Hyman</text:p>
          </table:table-cell>
          <table:table-cell office:value-type="string" calcext:value-type="string">
            <text:p>EDM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23" calcext:value-type="float">
            <text:p>23</text:p>
          </table:table-cell>
          <table:table-cell office:value-type="float" office:value="131" calcext:value-type="float">
            <text:p>131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Tyler Toffoli</text:p>
          </table:table-cell>
          <table:table-cell office:value-type="string" calcext:value-type="string">
            <text:p>SJ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88" calcext:value-type="float">
            <text:p>88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Matthew Knies</text:p>
          </table:table-cell>
          <table:table-cell office:value-type="string" calcext:value-type="string">
            <text:p>TOR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Zach Benson</text:p>
          </table:table-cell>
          <table:table-cell office:value-type="string" calcext:value-type="string">
            <text:p>BUF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Nikita Kucherov</text:p>
          </table:table-cell>
          <table:table-cell office:value-type="string" calcext:value-type="string">
            <text:p>TBL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188" calcext:value-type="float">
            <text:p>188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Alex Tuch</text:p>
          </table:table-cell>
          <table:table-cell office:value-type="string" calcext:value-type="string">
            <text:p>BUF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75" calcext:value-type="float">
            <text:p>75</text:p>
          </table:table-cell>
          <table:table-cell office:value-type="float" office:value="22" calcext:value-type="float">
            <text:p>22</text:p>
          </table:table-cell>
          <table:table-cell office:value-type="float" office:value="37" calcext:value-type="float">
            <text:p>37</text:p>
          </table:table-cell>
          <table:table-cell office:value-type="float" office:value="81" calcext:value-type="float">
            <text:p>81</text:p>
          </table:table-cell>
          <table:table-cell office:value-type="float" office:value="4750000" calcext:value-type="float">
            <text:p>4750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Juraj Slafkovský</text:p>
          </table:table-cell>
          <table:table-cell office:value-type="string" calcext:value-type="string">
            <text:p>MTL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Taylor Raddysh</text:p>
          </table:table-cell>
          <table:table-cell office:value-type="string" calcext:value-type="string">
            <text:p>WAS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string" calcext:value-type="string">
            <text:p>Leon Draisaitl</text:p>
          </table:table-cell>
          <table:table-cell office:value-type="string" calcext:value-type="string">
            <text:p>EDM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147" calcext:value-type="float">
            <text:p>147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Couv</text:p>
          </table:table-cell>
        </table:table-row>
        <table:table-row table:style-name="ro1">
          <table:table-cell office:value-type="string" calcext:value-type="string">
            <text:p>Mason McTavish</text:p>
          </table:table-cell>
          <table:table-cell office:value-type="string" calcext:value-type="string">
            <text:p>AN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64" calcext:value-type="float">
            <text:p>64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Couv</text:p>
          </table:table-cell>
        </table:table-row>
        <table:table-row table:style-name="ro1">
          <table:table-cell office:value-type="string" calcext:value-type="string">
            <text:p>Elias Lindholm</text:p>
          </table:table-cell>
          <table:table-cell office:value-type="string" calcext:value-type="string">
            <text:p>BOS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office:value-type="float" office:value="7750000" calcext:value-type="float">
            <text:p>7750000</text:p>
          </table:table-cell>
          <table:table-cell office:value-type="string" calcext:value-type="string">
            <text:p>Couv</text:p>
          </table:table-cell>
        </table:table-row>
        <table:table-row table:style-name="ro1">
          <table:table-cell office:value-type="string" calcext:value-type="string">
            <text:p>Adam Fantilli</text:p>
          </table:table-cell>
          <table:table-cell office:value-type="string" calcext:value-type="string">
            <text:p>CLB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Couv</text:p>
          </table:table-cell>
        </table:table-row>
        <table:table-row table:style-name="ro1">
          <table:table-cell office:value-type="string" calcext:value-type="string">
            <text:p>Evan Bouchard</text:p>
          </table:table-cell>
          <table:table-cell office:value-type="string" calcext:value-type="string">
            <text:p>EDM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182" calcext:value-type="float">
            <text:p>182</text:p>
          </table:table-cell>
          <table:table-cell office:value-type="float" office:value="3900000" calcext:value-type="float">
            <text:p>3900000</text:p>
          </table:table-cell>
          <table:table-cell office:value-type="string" calcext:value-type="string">
            <text:p>Couv</text:p>
          </table:table-cell>
        </table:table-row>
        <table:table-row table:style-name="ro1">
          <table:table-cell office:value-type="string" calcext:value-type="string">
            <text:p>Shayne Gostisbehere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22" calcext:value-type="float">
            <text:p>122</text:p>
          </table:table-cell>
          <table:table-cell office:value-type="float" office:value="3200000" calcext:value-type="float">
            <text:p>3200000</text:p>
          </table:table-cell>
          <table:table-cell office:value-type="string" calcext:value-type="string">
            <text:p>Couv</text:p>
          </table:table-cell>
        </table:table-row>
        <table:table-row table:style-name="ro1">
          <table:table-cell office:value-type="string" calcext:value-type="string">
            <text:p>Rasmus Andersson</text:p>
          </table:table-cell>
          <table:table-cell office:value-type="string" calcext:value-type="string">
            <text:p>CGY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87" calcext:value-type="float">
            <text:p>87</text:p>
          </table:table-cell>
          <table:table-cell office:value-type="float" office:value="4550000" calcext:value-type="float">
            <text:p>4550000</text:p>
          </table:table-cell>
          <table:table-cell office:value-type="string" calcext:value-type="string">
            <text:p>Couv</text:p>
          </table:table-cell>
        </table:table-row>
        <table:table-row table:style-name="ro1">
          <table:table-cell office:value-type="string" calcext:value-type="string">
            <text:p>Janis Jérôme <text:s/>Moser</text:p>
          </table:table-cell>
          <table:table-cell office:value-type="string" calcext:value-type="string">
            <text:p>TBL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3375000" calcext:value-type="float">
            <text:p>3375000</text:p>
          </table:table-cell>
          <table:table-cell office:value-type="string" calcext:value-type="string">
            <text:p>Couv</text:p>
          </table:table-cell>
        </table:table-row>
        <table:table-row table:style-name="ro1">
          <table:table-cell office:value-type="string" calcext:value-type="string">
            <text:p>Henry Thrun</text:p>
          </table:table-cell>
          <table:table-cell office:value-type="string" calcext:value-type="string">
            <text:p>SJS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Couv</text:p>
          </table:table-cell>
        </table:table-row>
        <table:table-row table:style-name="ro1">
          <table:table-cell office:value-type="string" calcext:value-type="string">
            <text:p>Igor Shesterkin</text:p>
          </table:table-cell>
          <table:table-cell office:value-type="string" calcext:value-type="string">
            <text:p>NYR</text:p>
          </table:table-cell>
          <table:table-cell table:number-columns-repeated="2" office:value-type="string" calcext:value-type="string">
            <text:p>G</text:p>
          </table:table-cell>
          <table:table-cell office:value-type="float" office:value="55" calcext:value-type="float">
            <text:p>55</text:p>
          </table:table-cell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5666667" calcext:value-type="float">
            <text:p>5666667</text:p>
          </table:table-cell>
          <table:table-cell office:value-type="string" calcext:value-type="string">
            <text:p>Couv</text:p>
          </table:table-cell>
        </table:table-row>
        <table:table-row table:style-name="ro1">
          <table:table-cell office:value-type="string" calcext:value-type="string">
            <text:p>Ilya Sorokin</text:p>
          </table:table-cell>
          <table:table-cell office:value-type="string" calcext:value-type="string">
            <text:p>NYI</text:p>
          </table:table-cell>
          <table:table-cell table:number-columns-repeated="2" office:value-type="string" calcext:value-type="string">
            <text:p>G</text:p>
          </table:table-cell>
          <table:table-cell office:value-type="float" office:value="56" calcext:value-type="float">
            <text:p>5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8250000" calcext:value-type="float">
            <text:p>8250000</text:p>
          </table:table-cell>
          <table:table-cell office:value-type="string" calcext:value-type="string">
            <text:p>Couv</text:p>
          </table:table-cell>
        </table:table-row>
        <table:table-row table:style-name="ro1">
          <table:table-cell office:value-type="string" calcext:value-type="string">
            <text:p>Kirill Kaprizov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75" calcext:value-type="float">
            <text:p>75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9000000" calcext:value-type="float">
            <text:p>9000000</text:p>
          </table:table-cell>
          <table:table-cell office:value-type="string" calcext:value-type="string">
            <text:p>Couv</text:p>
          </table:table-cell>
        </table:table-row>
        <table:table-row table:style-name="ro1">
          <table:table-cell office:value-type="string" calcext:value-type="string">
            <text:p>Connor McDavid</text:p>
          </table:table-cell>
          <table:table-cell office:value-type="string" calcext:value-type="string">
            <text:p>EDM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 office:value-type="float" office:value="32" calcext:value-type="float">
            <text:p>32</text:p>
          </table:table-cell>
          <table:table-cell office:value-type="float" office:value="100" calcext:value-type="float">
            <text:p>100</text:p>
          </table:table-cell>
          <table:table-cell office:value-type="float" office:value="164" calcext:value-type="float">
            <text:p>164</text:p>
          </table:table-cell>
          <table:table-cell office:value-type="float" office:value="12500000" calcext:value-type="float">
            <text:p>12500000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Seth Jarvis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office:value-type="float" office:value="7420087" calcext:value-type="float">
            <text:p>7420087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Trevor Zegras</text:p>
          </table:table-cell>
          <table:table-cell office:value-type="string" calcext:value-type="string">
            <text:p>AN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750000" calcext:value-type="float">
            <text:p>5750000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Josh Morrissey</text:p>
          </table:table-cell>
          <table:table-cell office:value-type="string" calcext:value-type="string">
            <text:p>WPG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48" calcext:value-type="float">
            <text:p>148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Jakob Chychrun</text:p>
          </table:table-cell>
          <table:table-cell office:value-type="string" calcext:value-type="string">
            <text:p>WAS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96" calcext:value-type="float">
            <text:p>96</text:p>
          </table:table-cell>
          <table:table-cell office:value-type="float" office:value="4600000" calcext:value-type="float">
            <text:p>4600000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Shea Theodore</text:p>
          </table:table-cell>
          <table:table-cell office:value-type="string" calcext:value-type="string">
            <text:p>VGK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office:value-type="float" office:value="89" calcext:value-type="float">
            <text:p>89</text:p>
          </table:table-cell>
          <table:table-cell office:value-type="float" office:value="5200000" calcext:value-type="float">
            <text:p>5200000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Pavel Mintyukov</text:p>
          </table:table-cell>
          <table:table-cell office:value-type="string" calcext:value-type="string">
            <text:p>AN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60" calcext:value-type="float">
            <text:p>60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Calen Addison</text:p>
          </table:table-cell>
          <table:table-cell office:value-type="string" calcext:value-type="string">
            <text:p>SJS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Tony DeAngelo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Logan Thompson</text:p>
          </table:table-cell>
          <table:table-cell office:value-type="string" calcext:value-type="string">
            <text:p>WAS</text:p>
          </table:table-cell>
          <table:table-cell table:number-columns-repeated="2" office:value-type="string" calcext:value-type="string">
            <text:p>G</text:p>
          </table:table-cell>
          <table:table-cell office:value-type="float" office:value="46" calcext:value-type="float">
            <text:p>4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6667" calcext:value-type="float">
            <text:p>766667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Filip Gustavsson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G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3750000" calcext:value-type="float">
            <text:p>3750000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Mikko Rantanen</text:p>
          </table:table-cell>
          <table:table-cell office:value-type="string" calcext:value-type="string">
            <text:p>COL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146" calcext:value-type="float">
            <text:p>146</text:p>
          </table:table-cell>
          <table:table-cell office:value-type="float" office:value="9250000" calcext:value-type="float">
            <text:p>9250000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Roope Hintz</text:p>
          </table:table-cell>
          <table:table-cell office:value-type="string" calcext:value-type="string">
            <text:p>DAL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5" calcext:value-type="float">
            <text:p>95</text:p>
          </table:table-cell>
          <table:table-cell office:value-type="float" office:value="8450000" calcext:value-type="float">
            <text:p>8450000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John-Jason Peterka</text:p>
          </table:table-cell>
          <table:table-cell office:value-type="string" calcext:value-type="string">
            <text:p>BUF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78" calcext:value-type="float">
            <text:p>78</text:p>
          </table:table-cell>
          <table:table-cell office:value-type="float" office:value="855834" calcext:value-type="float">
            <text:p>855834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Gabriel Vilardi</text:p>
          </table:table-cell>
          <table:table-cell office:value-type="string" calcext:value-type="string">
            <text:p>WPG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W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3437500" calcext:value-type="float">
            <text:p>3437500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Matthew Beniers</text:p>
          </table:table-cell>
          <table:table-cell office:value-type="string" calcext:value-type="string">
            <text:p>SE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W</text:p>
          </table:table-cell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Tim Stutzle</text:p>
          </table:table-cell>
          <table:table-cell office:value-type="string" calcext:value-type="string">
            <text:p>OTT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  <table:table-cell office:value-type="float" office:value="8350000" calcext:value-type="float">
            <text:p>8350000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Ryan Hartman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66" calcext:value-type="float">
            <text:p>66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Kirill Marchenko</text:p>
          </table:table-cell>
          <table:table-cell office:value-type="string" calcext:value-type="string">
            <text:p>CLB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3850000" calcext:value-type="float">
            <text:p>3850000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Tyson Foerster</text:p>
          </table:table-cell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77" calcext:value-type="float">
            <text:p>77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Mark</text:p>
          </table:table-cell>
        </table:table-row>
        <table:table-row table:style-name="ro1">
          <table:table-cell office:value-type="string" calcext:value-type="string">
            <text:p>Jack Hughes</text:p>
          </table:table-cell>
          <table:table-cell office:value-type="string" calcext:value-type="string">
            <text:p>NJD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62" calcext:value-type="float">
            <text:p>62</text:p>
          </table:table-cell>
          <table:table-cell office:value-type="float" office:value="27" calcext:value-type="float">
            <text:p>27</text:p>
          </table:table-cell>
          <table:table-cell office:value-type="float" office:value="47" calcext:value-type="float">
            <text:p>47</text:p>
          </table:table-cell>
          <table:table-cell office:value-type="float" office:value="101" calcext:value-type="float">
            <text:p>101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Joe Pavelski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Ryan Nugent-Hopkins</text:p>
          </table:table-cell>
          <table:table-cell office:value-type="string" calcext:value-type="string">
            <text:p>EDM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  <table:table-cell office:value-type="float" office:value="5125000" calcext:value-type="float">
            <text:p>5125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Martin Necas</text:p>
          </table:table-cell>
          <table:table-cell office:value-type="string" calcext:value-type="string">
            <text:p>CAR</text:p>
          </table:table-cell>
          <table:table-cell table:number-columns-repeated="2" office:value-type="string" calcext:value-type="string">
            <text:p>C</text:p>
          </table:table-cell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Noah Dobson</text:p>
          </table:table-cell>
          <table:table-cell office:value-type="string" calcext:value-type="string">
            <text:p>NYI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50" calcext:value-type="float">
            <text:p>150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Rasmus Dahlin</text:p>
          </table:table-cell>
          <table:table-cell office:value-type="string" calcext:value-type="string">
            <text:p>BUF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38" calcext:value-type="float">
            <text:p>138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Vince Dunn</text:p>
          </table:table-cell>
          <table:table-cell office:value-type="string" calcext:value-type="string">
            <text:p>SE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office:value-type="float" office:value="7350000" calcext:value-type="float">
            <text:p>7350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Luke Hughes</text:p>
          </table:table-cell>
          <table:table-cell office:value-type="string" calcext:value-type="string">
            <text:p>NJD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103" calcext:value-type="float">
            <text:p>103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Brock Faber</text:p>
          </table:table-cell>
          <table:table-cell office:value-type="string" calcext:value-type="string">
            <text:p>MIN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82" calcext:value-type="float">
            <text:p>82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office:value-type="float" office:value="102" calcext:value-type="float">
            <text:p>102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Sean Durzi</text:p>
          </table:table-cell>
          <table:table-cell office:value-type="string" calcext:value-type="string">
            <text:p>UTA</text:p>
          </table:table-cell>
          <table:table-cell table:number-columns-repeated="2" office:value-type="string" calcext:value-type="string">
            <text:p>D</text:p>
          </table:table-cell>
          <table:table-cell office:value-type="float" office:value="76" calcext:value-type="float">
            <text:p>76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91" calcext:value-type="float">
            <text:p>91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Alexandar Georgiev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G</text:p>
          </table:table-cell>
          <table:table-cell office:value-type="float" office:value="63" calcext:value-type="float">
            <text:p>63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3400000" calcext:value-type="float">
            <text:p>3400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Jake Oettinger</text:p>
          </table:table-cell>
          <table:table-cell office:value-type="string" calcext:value-type="string">
            <text:p>DAL</text:p>
          </table:table-cell>
          <table:table-cell table:number-columns-repeated="2" office:value-type="string" calcext:value-type="string">
            <text:p>G</text:p>
          </table:table-cell>
          <table:table-cell office:value-type="float" office:value="54" calcext:value-type="float">
            <text:p>5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William Nylander</text:p>
          </table:table-cell>
          <table:table-cell office:value-type="string" calcext:value-type="string">
            <text:p>TOR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11500000" calcext:value-type="float">
            <text:p>11500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Matthew Tkachuk</text:p>
          </table:table-cell>
          <table:table-cell office:value-type="string" calcext:value-type="string">
            <text:p>FLA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Tyler Bertuzzi</text:p>
          </table:table-cell>
          <table:table-cell office:value-type="string" calcext:value-type="string">
            <text:p>CHI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80" calcext:value-type="float">
            <text:p>8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Clayton Keller</text:p>
          </table:table-cell>
          <table:table-cell office:value-type="string" calcext:value-type="string">
            <text:p>UTA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78" calcext:value-type="float">
            <text:p>78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7150000" calcext:value-type="float">
            <text:p>7150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Lucas Raymond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41" calcext:value-type="float">
            <text:p>41</text:p>
          </table:table-cell>
          <table:table-cell office:value-type="float" office:value="103" calcext:value-type="float">
            <text:p>103</text:p>
          </table:table-cell>
          <table:table-cell office:value-type="float" office:value="8075000" calcext:value-type="float">
            <text:p>8075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Alexis Lafreniere</text:p>
          </table:table-cell>
          <table:table-cell office:value-type="string" calcext:value-type="string">
            <text:p>NYR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85" calcext:value-type="float">
            <text:p>85</text:p>
          </table:table-cell>
          <table:table-cell office:value-type="float" office:value="2325000" calcext:value-type="float">
            <text:p>2325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Owen Tippett</text:p>
          </table:table-cell>
          <table:table-cell office:value-type="string" calcext:value-type="string">
            <text:p>PHI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78" calcext:value-type="float">
            <text:p>7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200000" calcext:value-type="float">
            <text:p>6200000</text:p>
          </table:table-cell>
          <table:table-cell office:value-type="string" calcext:value-type="string">
            <text:p>Math</text:p>
          </table:table-cell>
        </table:table-row>
        <table:table-row table:style-name="ro1">
          <table:table-cell office:value-type="string" calcext:value-type="string">
            <text:p>Arthur Kaliyev</text:p>
          </table:table-cell>
          <table:table-cell office:value-type="string" calcext:value-type="string">
            <text:p>LAK</text:p>
          </table:table-cell>
          <table:table-cell table:number-columns-repeated="2" office:value-type="string" calcext:value-type="string">
            <text:p>W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Math</text:p>
          </table:table-cell>
        </table:table-row>
        <table:table-row table:style-name="ro1" table:visibility="filter">
          <table:table-cell office:value-type="string" calcext:value-type="string">
            <text:p>Nathan MacKinno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89" calcext:value-type="float">
            <text:p>89</text:p>
          </table:table-cell>
          <table:table-cell office:value-type="float" office:value="191" calcext:value-type="float">
            <text:p>191</text:p>
          </table:table-cell>
          <table:table-cell office:value-type="float" office:value="12600000" calcext:value-type="float">
            <text:p>126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uston Matthew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6" calcext:value-type="float">
            <text:p>176</text:p>
          </table:table-cell>
          <table:table-cell office:value-type="float" office:value="13250000" calcext:value-type="float">
            <text:p>13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 Reinhart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  <table:table-cell office:value-type="float" office:value="151" calcext:value-type="float">
            <text:p>151</text:p>
          </table:table-cell>
          <table:table-cell office:value-type="float" office:value="8625000" calcext:value-type="float">
            <text:p>86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ilip Forsberg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office:value-type="float" office:value="142" calcext:value-type="float">
            <text:p>142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.T. Miller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yden Point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136" calcext:value-type="float">
            <text:p>136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idney Crosb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136" calcext:value-type="float">
            <text:p>136</text:p>
          </table:table-cell>
          <table:table-cell office:value-type="float" office:value="8700000" calcext:value-type="float">
            <text:p>87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ebastian Aho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125" calcext:value-type="float">
            <text:p>125</text:p>
          </table:table-cell>
          <table:table-cell office:value-type="float" office:value="9750000" calcext:value-type="float">
            <text:p>9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lias Pettersso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123" calcext:value-type="float">
            <text:p>123</text:p>
          </table:table-cell>
          <table:table-cell office:value-type="float" office:value="11600000" calcext:value-type="float">
            <text:p>116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teven Stamkos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121" calcext:value-type="float">
            <text:p>121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obert Thoma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60" calcext:value-type="float">
            <text:p>60</text:p>
          </table:table-cell>
          <table:table-cell office:value-type="float" office:value="112" calcext:value-type="float">
            <text:p>112</text:p>
          </table:table-cell>
          <table:table-cell office:value-type="float" office:value="8125000" calcext:value-type="float">
            <text:p>81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k Suzuki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110" calcext:value-type="float">
            <text:p>110</text:p>
          </table:table-cell>
          <table:table-cell office:value-type="float" office:value="7875000" calcext:value-type="float">
            <text:p>7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azem Kadri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104" calcext:value-type="float">
            <text:p>104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ock Nelson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103" calcext:value-type="float">
            <text:p>103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rian Kemp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103" calcext:value-type="float">
            <text:p>103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ksander Barkov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hew Barzal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103" calcext:value-type="float">
            <text:p>103</text:p>
          </table:table-cell>
          <table:table-cell office:value-type="float" office:value="9150000" calcext:value-type="float">
            <text:p>91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lan Larki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02" calcext:value-type="float">
            <text:p>102</text:p>
          </table:table-cell>
          <table:table-cell office:value-type="float" office:value="8700000" calcext:value-type="float">
            <text:p>87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evin Fiala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44" calcext:value-type="float">
            <text:p>44</text:p>
          </table:table-cell>
          <table:table-cell office:value-type="float" office:value="102" calcext:value-type="float">
            <text:p>102</text:p>
          </table:table-cell>
          <table:table-cell office:value-type="float" office:value="7875000" calcext:value-type="float">
            <text:p>7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incent Trocheck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5625000" calcext:value-type="float">
            <text:p>56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o Horvat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101" calcext:value-type="float">
            <text:p>101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 Eichel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rdan Kyrou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98" calcext:value-type="float">
            <text:p>98</text:p>
          </table:table-cell>
          <table:table-cell office:value-type="float" office:value="8125000" calcext:value-type="float">
            <text:p>81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ustav Nyquist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98" calcext:value-type="float">
            <text:p>98</text:p>
          </table:table-cell>
          <table:table-cell office:value-type="float" office:value="3185000" calcext:value-type="float">
            <text:p>318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rank Vatrano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office:value-type="float" office:value="97" calcext:value-type="float">
            <text:p>97</text:p>
          </table:table-cell>
          <table:table-cell office:value-type="float" office:value="3650000" calcext:value-type="float">
            <text:p>36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k Scheifele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97" calcext:value-type="float">
            <text:p>97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d Marchand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office:value-type="float" office:value="38" calcext:value-type="float">
            <text:p>38</text:p>
          </table:table-cell>
          <table:table-cell office:value-type="float" office:value="96" calcext:value-type="float">
            <text:p>96</text:p>
          </table:table-cell>
          <table:table-cell office:value-type="float" office:value="6125000" calcext:value-type="float">
            <text:p>61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ze Kopitar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96" calcext:value-type="float">
            <text:p>96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O'Reilly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el Eriksson E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94" calcext:value-type="float">
            <text:p>94</text:p>
          </table:table-cell>
          <table:table-cell office:value-type="float" office:value="5250000" calcext:value-type="float">
            <text:p>5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hn Tavare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office:value-type="float" office:value="94" calcext:value-type="float">
            <text:p>94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o Hischier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7250000" calcext:value-type="float">
            <text:p>7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vgeni Malk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6100000" calcext:value-type="float">
            <text:p>6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lan Strom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Yegor Sharangovich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office:value-type="float" office:value="90" calcext:value-type="float">
            <text:p>90</text:p>
          </table:table-cell>
          <table:table-cell office:value-type="float" office:value="3100000" calcext:value-type="float">
            <text:p>3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illiam Karlsson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0" calcext:value-type="float">
            <text:p>7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5900000" calcext:value-type="float">
            <text:p>5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 Duchen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evor Moor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200000" calcext:value-type="float">
            <text:p>42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ean Monaha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office:value-type="float" office:value="85" calcext:value-type="float">
            <text:p>85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arlie Coyl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5" calcext:value-type="float">
            <text:p>85</text:p>
          </table:table-cell>
          <table:table-cell office:value-type="float" office:value="5250000" calcext:value-type="float">
            <text:p>5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laude Giroux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office:value-type="float" office:value="85" calcext:value-type="float">
            <text:p>85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lake Coleman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4900000" calcext:value-type="float">
            <text:p>4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k Schmaltz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  <table:table-cell office:value-type="float" office:value="83" calcext:value-type="float">
            <text:p>83</text:p>
          </table:table-cell>
          <table:table-cell office:value-type="float" office:value="5850000" calcext:value-type="float">
            <text:p>5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vel Zach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80" calcext:value-type="float">
            <text:p>80</text:p>
          </table:table-cell>
          <table:table-cell office:value-type="float" office:value="4750000" calcext:value-type="float">
            <text:p>4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euvo Teravaine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5400000" calcext:value-type="float">
            <text:p>5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ler Segui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9850000" calcext:value-type="float">
            <text:p>9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am Henriqu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75" calcext:value-type="float">
            <text:p>75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sey Mittelstadt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office:value-type="float" office:value="5750000" calcext:value-type="float">
            <text:p>5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hilipp Kurashev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250000" calcext:value-type="float">
            <text:p>2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kael Granlund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k Bjugstad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67" calcext:value-type="float">
            <text:p>67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.T. Comph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5100000" calcext:value-type="float">
            <text:p>5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andler Stephen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5" calcext:value-type="float">
            <text:p>35</text:p>
          </table:table-cell>
          <table:table-cell office:value-type="float" office:value="67" calcext:value-type="float">
            <text:p>67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thony Duclair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66" calcext:value-type="float">
            <text:p>66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yden Schen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thony Cirelli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lan Cozen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65" calcext:value-type="float">
            <text:p>65</text:p>
          </table:table-cell>
          <table:table-cell office:value-type="float" office:value="7100000" calcext:value-type="float">
            <text:p>7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van Barbashev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hillip Danault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homas Novak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co Rossi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61" calcext:value-type="float">
            <text:p>61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 Bennett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4425000" calcext:value-type="float">
            <text:p>44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illiam Eklund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61" calcext:value-type="float">
            <text:p>61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ent Frederic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300000" calcext:value-type="float">
            <text:p>23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ander Kerfoot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son Dickinso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4250000" calcext:value-type="float">
            <text:p>4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oone Jenner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3750000" calcext:value-type="float">
            <text:p>3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oss Colto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57" calcext:value-type="float">
            <text:p>57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organ Geeki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ierre-Luc Duboi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x Dom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office:value-type="float" office:value="3750000" calcext:value-type="float">
            <text:p>3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omas Hertl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float" office:value="8137500" calcext:value-type="float">
            <text:p>813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 Killor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kael Backlund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drew Mangiapan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5800000" calcext:value-type="float">
            <text:p>5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olas Roy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organ Frost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54" calcext:value-type="float">
            <text:p>54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mitri Voronkov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ickard Rakel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cott Laught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Strom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float" office:value="52" calcext:value-type="float">
            <text:p>5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nnor McMichae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van Rodrigue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chael Carcone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obby Fabbri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kota Joshua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250000" calcext:value-type="float">
            <text:p>3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ton Sissons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2857143" calcext:value-type="float">
            <text:p>285714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son Appleto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2166667" calcext:value-type="float">
            <text:p>216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 Newhook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49" calcext:value-type="float">
            <text:p>49</text:p>
          </table:table-cell>
          <table:table-cell office:value-type="float" office:value="2900000" calcext:value-type="float">
            <text:p>2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ean Couturie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7750000" calcext:value-type="float">
            <text:p>7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nnor Zar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48" calcext:value-type="float">
            <text:p>48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ton Lundell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ladislav Namestnikov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am Lowry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47" calcext:value-type="float">
            <text:p>47</text:p>
          </table:table-cell>
          <table:table-cell office:value-type="float" office:value="3250000" calcext:value-type="float">
            <text:p>3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hua Norris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7950000" calcext:value-type="float">
            <text:p>7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ars Eller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2450000" calcext:value-type="float">
            <text:p>24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rdan Martinook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3050000" calcext:value-type="float">
            <text:p>30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drew Copp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5625000" calcext:value-type="float">
            <text:p>56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chael Rasmuss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  <table:table-cell office:value-type="float" office:value="3200000" calcext:value-type="float">
            <text:p>32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Yegor Chinakhov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e Sillinger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float" office:value="2250000" calcext:value-type="float">
            <text:p>2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Yanni Gourd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166667" calcext:value-type="float">
            <text:p>516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an-Gabriel Pageau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ius Suter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600000" calcext:value-type="float">
            <text:p>16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evin Haye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McLeod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andre Texi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Donat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chael Amadio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2600000" calcext:value-type="float">
            <text:p>26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cus Johans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eph Velen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2275000" calcext:value-type="float">
            <text:p>22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ander Wennberg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rdan Staal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2900000" calcext:value-type="float">
            <text:p>2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 Roslovic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40" calcext:value-type="float">
            <text:p>40</text:p>
          </table:table-cell>
          <table:table-cell office:value-type="float" office:value="2800000" calcext:value-type="float">
            <text:p>2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obby McMan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9" calcext:value-type="float">
            <text:p>39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idly Greig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speri Kotkaniemi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4820000" calcext:value-type="float">
            <text:p>482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etu Luostarinen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Poehling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1900000" calcext:value-type="float">
            <text:p>1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 Laffert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iefer Sherwood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Johanse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chael Eyssimont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hane Pinto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750000" calcext:value-type="float">
            <text:p>3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 Drury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725000" calcext:value-type="float">
            <text:p>17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e Evan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1700000" calcext:value-type="float">
            <text:p>17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iaksei Prota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3375000" calcext:value-type="float">
            <text:p>33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 Dowd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300000" calcext:value-type="float">
            <text:p>13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 McBain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1599999" calcext:value-type="float">
            <text:p>1599999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eddy Blueger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1800000" calcext:value-type="float">
            <text:p>1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sey Cizikas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 Stee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vgeny Kuznetsov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7800000" calcext:value-type="float">
            <text:p>7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tin Pospisil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urtis Lazar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ul Cotter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e Karty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lle Jarnkrok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nnor Dewa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80000" calcext:value-type="float">
            <text:p>118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endrix Lapierr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Yakov Tren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ke Kunin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organ Barro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ean Kuraly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vid Kampf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400000" calcext:value-type="float">
            <text:p>2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ett Howden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900000" calcext:value-type="float">
            <text:p>1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hilip Tomasino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skar Sundqvis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evin Stenlund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 Carrick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adek Faksa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250000" calcext:value-type="float">
            <text:p>3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ny Brodzinski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87500" calcext:value-type="float">
            <text:p>78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evor Lewis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mil Bemstrom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6" calcext:value-type="float">
            <text:p>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ontus Holmberg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emgus Girgensons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lake Lizott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850000" calcext:value-type="float">
            <text:p>1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k Jankowski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k Cousins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thony Beauvillier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ke Glendening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eyton Kreb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450000" calcext:value-type="float">
            <text:p>14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in Blackwel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uso Parssinen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ogan Stankove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814167" calcext:value-type="float">
            <text:p>814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sper Boqvist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rederick Gaudreau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100000" calcext:value-type="float">
            <text:p>2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hew Poitra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dy Glas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oah Gregor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o Sturm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hn Beecher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homas Bordeleau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874125" calcext:value-type="float">
            <text:p>874125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erek Rya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sac Lundestrom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arclay Goodrow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641667" calcext:value-type="float">
            <text:p>364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ias Janmar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450000" calcext:value-type="float">
            <text:p>14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ler Mott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 Barre-Boulet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k Kastelic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3" calcext:value-type="float">
            <text:p>6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835000" calcext:value-type="float">
            <text:p>83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chary Bolduc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inni Lettieri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hua Roy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835000" calcext:value-type="float">
            <text:p>83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yle MacLean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arrett Hayton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650000" calcext:value-type="float">
            <text:p>26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e Guttma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ub Lauk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87500" calcext:value-type="float">
            <text:p>78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oel Acciar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chael Sgarbossa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dreas Athanasiou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250000" calcext:value-type="float">
            <text:p>4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 Dellandrea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300000" calcext:value-type="float">
            <text:p>13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vid Gustafsso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35000" calcext:value-type="float">
            <text:p>83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ls Am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avis Boyd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hane Wright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886666" calcext:value-type="float">
            <text:p>88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son Jos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3" calcext:value-type="float">
            <text:p>4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evin Roone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300000" calcext:value-type="float">
            <text:p>13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son Morelli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xwell Willma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kil Thomas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eese Johns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e Lucchini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endan Gaunc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lle Lycksel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87500" calcext:value-type="float">
            <text:p>78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ominic Toninato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ilip Chytil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437500" calcext:value-type="float">
            <text:p>443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ck MacEwe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mes Hambli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tchell Stephen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at Khusnutdinov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 Turcott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evin Shor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ret Anderson-Dola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am Edstrom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46667" calcext:value-type="float">
            <text:p>84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n Meyer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thony Richard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son Shaw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nsen Harkin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87500" calcext:value-type="float">
            <text:p>78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asiliy Ponomarev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95000" calcext:value-type="float">
            <text:p>79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iam Foudy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rank Naza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kita Nesterenko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4125" calcext:value-type="float">
            <text:p>874125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ca Del Bel Belluz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59999" calcext:value-type="float">
            <text:p>859999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an-Luc Foudy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47500" calcext:value-type="float">
            <text:p>84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stin Dowling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ndon Gignac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c McLaughli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 Studnicka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irby Dach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362500" calcext:value-type="float">
            <text:p>336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hew Highmor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noit-Olivier Groulx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klas Backstrom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00000" calcext:value-type="float">
            <text:p>92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ogan Coutur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asmus Kupari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d Lambert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86666" calcext:value-type="float">
            <text:p>88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trick Brow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n Jenik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rkly Catt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cklin Celebrini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tt Luchanko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onsta Helenius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e Beaudoin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unter McKow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rl Berglund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iley Heid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tephen Halliday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tto Stenberg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ill Smith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lum Ritchie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scar Eklind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yden Yager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utger McGroart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yodor Svechkov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eorgi Merkulov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ssimo Rizzo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istan Broz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liver Kapanen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rson Rehkopf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3333" calcext:value-type="float">
            <text:p>92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scar Fisker Mølgaar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3333" calcext:value-type="float">
            <text:p>92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ate Daniel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libor Dvorský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ilip Bystedt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vid Edstrom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dly Nadeau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enver Barkey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3333" calcext:value-type="float">
            <text:p>91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hn Farinacci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0000" calcext:value-type="float">
            <text:p>91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aston Cowa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04667" calcext:value-type="float">
            <text:p>904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ul Ludwinsk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hew Stienburg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8750" calcext:value-type="float">
            <text:p>89875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ean Farrell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7500" calcext:value-type="float">
            <text:p>89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asmus Kumpulain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7500" calcext:value-type="float">
            <text:p>89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lya Usa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7500" calcext:value-type="float">
            <text:p>89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McAllister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6667" calcext:value-type="float">
            <text:p>89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tti Saarela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6250" calcext:value-type="float">
            <text:p>89625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der Rolsto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5000" calcext:value-type="float">
            <text:p>89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vrik Bourqu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az Lucius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sak Rosé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vid Goyett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1666" calcext:value-type="float">
            <text:p>891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oah Östlund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86666" calcext:value-type="float">
            <text:p>88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hew Savoi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6666" calcext:value-type="float">
            <text:p>88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nor Geekie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86666" calcext:value-type="float">
            <text:p>88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athan Gauche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86666" calcext:value-type="float">
            <text:p>88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co Kasp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86666" calcext:value-type="float">
            <text:p>88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iri Kulich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86666" calcext:value-type="float">
            <text:p>88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h Lopin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8333" calcext:value-type="float">
            <text:p>87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ca Pinelli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8333" calcext:value-type="float">
            <text:p>87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tin Misiak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8333" calcext:value-type="float">
            <text:p>87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ob Quilla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andre Douce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x Sasso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ndrej Pavel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ogan Morri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lo Roelens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abriel Szturc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 Mueller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xon Nelso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stin Hryckowia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ucker Robert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m Thiesing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ilmer Skoog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ksanteri Kaskimäki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raj Pekarcik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edan Banki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yden Grubb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evor Kuntar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rker Ford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iley Dura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lan Duke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lan Peterso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unter Haigh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5833" calcext:value-type="float">
            <text:p>865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Yegor Sidorov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5000" calcext:value-type="float">
            <text:p>86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ton Wahlberg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5000" calcext:value-type="float">
            <text:p>86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skar Olausso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red Davidson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2500" calcext:value-type="float">
            <text:p>86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ase Wheatcrof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2500" calcext:value-type="float">
            <text:p>86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olan Burk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1667" calcext:value-type="float">
            <text:p>86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rdan Frasca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enrik Rybinsk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der Korczak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len Luype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kas Svejkovsky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enri Nikkane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ross Hana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x McCue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8333" calcext:value-type="float">
            <text:p>85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oni Hirvone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6667" calcext:value-type="float">
            <text:p>85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Xavier Simoneau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wen Beck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3333" calcext:value-type="float">
            <text:p>85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ch Dea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2500" calcext:value-type="float">
            <text:p>85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aleb Lawrenc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2500" calcext:value-type="float">
            <text:p>85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Tverberg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1667" calcext:value-type="float">
            <text:p>85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Hofe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1667" calcext:value-type="float">
            <text:p>85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son Kozak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lan Roobroeck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ory Kerins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rancesco Pinelli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5000" calcext:value-type="float">
            <text:p>84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van Iva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5000" calcext:value-type="float">
            <text:p>84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mmitt Finni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5000" calcext:value-type="float">
            <text:p>84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e Chiasso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3333" calcext:value-type="float">
            <text:p>84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madeus Lombardi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8333" calcext:value-type="float">
            <text:p>83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yce McConnell-Barke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8333" calcext:value-type="float">
            <text:p>83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lya Nikolaev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atu Räty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ett Harriso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iley Kidney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abian Wagner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0556" calcext:value-type="float">
            <text:p>83055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rdan Gustafson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0000" calcext:value-type="float">
            <text:p>83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Wintert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n Mysak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anner Dickinso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6667" calcext:value-type="float">
            <text:p>82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rancesco Arcur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stin Robida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ton Dach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ck Ostapchuk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ler Tullio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3333" calcext:value-type="float">
            <text:p>82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hilippe Daous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1667" calcext:value-type="float">
            <text:p>82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raser Minte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666" calcext:value-type="float">
            <text:p>81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dwig Pers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14999" calcext:value-type="float">
            <text:p>814999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ander Suzdalev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14999" calcext:value-type="float">
            <text:p>814999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uel Helenius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5833" calcext:value-type="float">
            <text:p>805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ille Koivune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5833" calcext:value-type="float">
            <text:p>805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yas Sapovaliv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3334" calcext:value-type="float">
            <text:p>80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nny Zhilki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3333" calcext:value-type="float">
            <text:p>80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eden Kressle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0556" calcext:value-type="float">
            <text:p>80055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 Voit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0556" calcext:value-type="float">
            <text:p>80055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-Randall Av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drew Poturalski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 Finley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97500" calcext:value-type="float">
            <text:p>79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isten Robins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97500" calcext:value-type="float">
            <text:p>79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lark Bishop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ane Pederso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ona Koppane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hett Gardne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thony Angello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age Quinney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iley Nash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cas Condotta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holas Abruzzese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c Dalpe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hane Bowers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uel Laberg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Suzuki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hias Laferriere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athan Tod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odrigo Abol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milio Petterse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age Goncalves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skar Back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hn Hayde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then Frank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ke Henma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oah Philp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anner Laczynski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heldon Drie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hua Dunn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athan Smith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arrett Pilo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ch Aston-Reese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asmus Asplund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meron Hughes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lenn Gawdin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J Tyna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wen Sillinger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ke Philp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am Gaudett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l Burke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ler Madden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n Jone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ke Hardma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son Jobs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stin Kirkland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lan Gambrell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edric Pare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 Limoge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immy Huntingt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Schmelzer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urtis Douglas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redrik Karlstrom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c Gatcomb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uel Walker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yatt Bongiovanni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 Steeve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e Leschyshy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66667" calcext:value-type="float">
            <text:p>76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ch Werenski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25" calcext:value-type="float">
            <text:p>125</text:p>
          </table:table-cell>
          <table:table-cell office:value-type="float" office:value="9583333" calcext:value-type="float">
            <text:p>958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cKenzie Weegar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124" calcext:value-type="float">
            <text:p>124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rik Karlss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45" calcext:value-type="float">
            <text:p>45</text:p>
          </table:table-cell>
          <table:table-cell office:value-type="float" office:value="123" calcext:value-type="float">
            <text:p>123</text:p>
          </table:table-cell>
          <table:table-cell office:value-type="float" office:value="11500000" calcext:value-type="float">
            <text:p>11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organ Rielly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float" office:value="123" calcext:value-type="float">
            <text:p>123</text:p>
          </table:table-cell>
          <table:table-cell office:value-type="float" office:value="7500000" calcext:value-type="float">
            <text:p>7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ro Heiskane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117" calcext:value-type="float">
            <text:p>117</text:p>
          </table:table-cell>
          <table:table-cell office:value-type="float" office:value="8450000" calcext:value-type="float">
            <text:p>84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rew Doughty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11000000" calcext:value-type="float">
            <text:p>1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hn Carl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float" office:value="114" calcext:value-type="float">
            <text:p>114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ris Letang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12" calcext:value-type="float">
            <text:p>112</text:p>
          </table:table-cell>
          <table:table-cell office:value-type="float" office:value="6100000" calcext:value-type="float">
            <text:p>6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homas Harley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09" calcext:value-type="float">
            <text:p>109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oah Hanifin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office:value-type="float" office:value="7350000" calcext:value-type="float">
            <text:p>73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dy Skjei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  <table:table-cell office:value-type="float" office:value="34" calcext:value-type="float">
            <text:p>34</text:p>
          </table:table-cell>
          <table:table-cell office:value-type="float" office:value="107" calcext:value-type="float">
            <text:p>107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arlie McAvoy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office:value-type="float" office:value="106" calcext:value-type="float">
            <text:p>106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ias Ekholm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101" calcext:value-type="float">
            <text:p>101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ilip Hronek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101" calcext:value-type="float">
            <text:p>101</text:p>
          </table:table-cell>
          <table:table-cell office:value-type="float" office:value="7250000" calcext:value-type="float">
            <text:p>7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avis Sanheim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98" calcext:value-type="float">
            <text:p>98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ustav Forsling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88" calcext:value-type="float">
            <text:p>88</text:p>
          </table:table-cell>
          <table:table-cell office:value-type="float" office:value="5750000" calcext:value-type="float">
            <text:p>5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m Fowle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office:value-type="float" office:value="83" calcext:value-type="float">
            <text:p>83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orey Krug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cob Slavi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5300000" calcext:value-type="float">
            <text:p>53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rnell Nurs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74" calcext:value-type="float">
            <text:p>74</text:p>
          </table:table-cell>
          <table:table-cell office:value-type="float" office:value="9250000" calcext:value-type="float">
            <text:p>9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ndon Montou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74" calcext:value-type="float">
            <text:p>74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liver Ekman-Larsso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73" calcext:value-type="float">
            <text:p>73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wen Power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8350000" calcext:value-type="float">
            <text:p>83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rren Raddysh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72" calcext:value-type="float">
            <text:p>72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eal Pionk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5875000" calcext:value-type="float">
            <text:p>5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meron York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600000" calcext:value-type="float">
            <text:p>16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eth Jone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 Pietrangelo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  <table:table-cell office:value-type="float" office:value="8800000" calcext:value-type="float">
            <text:p>8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owen Byram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69" calcext:value-type="float">
            <text:p>69</text:p>
          </table:table-cell>
          <table:table-cell office:value-type="float" office:value="3850000" calcext:value-type="float">
            <text:p>3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homas Chabo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van Provorov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ean Walk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68" calcext:value-type="float">
            <text:p>68</text:p>
          </table:table-cell>
          <table:table-cell office:value-type="float" office:value="3600000" calcext:value-type="float">
            <text:p>36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'Andre Mille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68" calcext:value-type="float">
            <text:p>68</text:p>
          </table:table-cell>
          <table:table-cell office:value-type="float" office:value="3872000" calcext:value-type="float">
            <text:p>3872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rik Gustafs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68" calcext:value-type="float">
            <text:p>68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McDonagh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9" calcext:value-type="float">
            <text:p>29</text:p>
          </table:table-cell>
          <table:table-cell office:value-type="float" office:value="67" calcext:value-type="float">
            <text:p>67</text:p>
          </table:table-cell>
          <table:table-cell office:value-type="float" office:value="6750000" calcext:value-type="float">
            <text:p>6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mon Severso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lan Demelo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4900000" calcext:value-type="float">
            <text:p>4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e McCabe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cus Petterss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4025175" calcext:value-type="float">
            <text:p>4025175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ler Myer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ton Parayko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stin Faulk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62" calcext:value-type="float">
            <text:p>62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as Brodi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61" calcext:value-type="float">
            <text:p>61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k Leddy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h Manso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mitry Orlov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7750000" calcext:value-type="float">
            <text:p>7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rik Gudbranso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ob Middlet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2450000" calcext:value-type="float">
            <text:p>24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sa Lindel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5800000" calcext:value-type="float">
            <text:p>5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yden McNabb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56" calcext:value-type="float">
            <text:p>56</text:p>
          </table:table-cell>
          <table:table-cell office:value-type="float" office:value="2850000" calcext:value-type="float">
            <text:p>2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 Roy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750000" calcext:value-type="float">
            <text:p>5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rtyom Zub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4600000" calcext:value-type="float">
            <text:p>46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dy Ceci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3250000" calcext:value-type="float">
            <text:p>3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ampus Lindholm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e Walman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54" calcext:value-type="float">
            <text:p>54</text:p>
          </table:table-cell>
          <table:table-cell office:value-type="float" office:value="3400000" calcext:value-type="float">
            <text:p>3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vid Savard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ke Reilly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hn Marino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4400000" calcext:value-type="float">
            <text:p>4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illiam Borge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700000" calcext:value-type="float">
            <text:p>27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J Brodi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3750000" calcext:value-type="float">
            <text:p>3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len Chatfield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ladislav Gavrikov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5875000" calcext:value-type="float">
            <text:p>5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ander Romanov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ff Petr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rdan Spenc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klaus Perbix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</text:p>
          </table:table-cell>
          <table:table-cell office:value-type="float" office:value="1125000" calcext:value-type="float">
            <text:p>11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asmus Sand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4600000" calcext:value-type="float">
            <text:p>46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imothy Liljegre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enden Dillo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Yegor Zamul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700000" calcext:value-type="float">
            <text:p>17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chael Kesselring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400000" calcext:value-type="float">
            <text:p>1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ob Trouba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  <table:table-cell office:value-type="float" office:value="8000000" calcext:value-type="float">
            <text:p>8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kita Zadorov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n Chiaro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750000" calcext:value-type="float">
            <text:p>4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io Ferraro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45" calcext:value-type="float">
            <text:p>45</text:p>
          </table:table-cell>
          <table:table-cell office:value-type="float" office:value="3250000" calcext:value-type="float">
            <text:p>3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andre Carrier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44" calcext:value-type="float">
            <text:p>44</text:p>
          </table:table-cell>
          <table:table-cell office:value-type="float" office:value="3750000" calcext:value-type="float">
            <text:p>3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Pulock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6150000" calcext:value-type="float">
            <text:p>61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n Rutta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den Schneide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2200000" calcext:value-type="float">
            <text:p>22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enri Jokiharju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3100000" calcext:value-type="float">
            <text:p>3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rik Brannstrom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adko Guda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imon Nemec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mitry Kulikov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41" calcext:value-type="float">
            <text:p>41</text:p>
          </table:table-cell>
          <table:table-cell office:value-type="float" office:value="1150000" calcext:value-type="float">
            <text:p>11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aron Ekblad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7500000" calcext:value-type="float">
            <text:p>7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am Lars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nnor Clifto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333333" calcext:value-type="float">
            <text:p>333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lli Maatt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khail Sergachev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8500000" calcext:value-type="float">
            <text:p>8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ristopher Tanev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ls Lundkvis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uel Girard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ian Dumouli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3150000" calcext:value-type="float">
            <text:p>31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c Martinez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key Anderson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125000" calcext:value-type="float">
            <text:p>41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ougie Hamilto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9000000" calcext:value-type="float">
            <text:p>9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Lindgre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ko Mikkol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lan Samberg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float" office:value="1400000" calcext:value-type="float">
            <text:p>1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uso Valimaki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son LaComb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Sut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endan Smith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evin Korchinski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ett Kula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tin Fehervary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2675000" calcext:value-type="float">
            <text:p>26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 Johnso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remy Lauzon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 Vlasic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600000" calcext:value-type="float">
            <text:p>46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cott Perunovich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1150000" calcext:value-type="float">
            <text:p>11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stin Barron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1150000" calcext:value-type="float">
            <text:p>11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am Pelech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5750000" calcext:value-type="float">
            <text:p>5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hnathan Kovacevic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766667" calcext:value-type="float">
            <text:p>76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ndon Carlo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4100000" calcext:value-type="float">
            <text:p>4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ob Bernard-Docker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office:value-type="float" office:value="805000" calcext:value-type="float">
            <text:p>80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mie Oleksiak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2" calcext:value-type="float">
            <text:p>32</text:p>
          </table:table-cell>
          <table:table-cell office:value-type="float" office:value="4600000" calcext:value-type="float">
            <text:p>46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Grave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rdan Harris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400000" calcext:value-type="float">
            <text:p>1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ch Bogosia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c-Edouard Vlasic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7" calcext:value-type="float">
            <text:p>5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e Bean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750000" calcext:value-type="float">
            <text:p>1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son Lohrei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ch Whitecloud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ate Schmidt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ett Pesc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nte Fabbro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k Jense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4050000" calcext:value-type="float">
            <text:p>40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Urho Vaakanaine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 Dumba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750000" calcext:value-type="float">
            <text:p>3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rik Cernak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5200000" calcext:value-type="float">
            <text:p>52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evor van Riemsdyk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k Seeler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700000" calcext:value-type="float">
            <text:p>27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 Merrill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olas Hague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2294150" calcext:value-type="float">
            <text:p>229415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ni Hakanpaa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70000" calcext:value-type="float">
            <text:p>14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ob MacDonald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an Cole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3100000" calcext:value-type="float">
            <text:p>3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 Grzelcyk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ierre-Olivier Joseph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mie Drysdal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300000" calcext:value-type="float">
            <text:p>23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rber Xhekaj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00000" calcext:value-type="float">
            <text:p>13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h Brow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yden Struble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 Malinski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lvin de Haa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incent Desharnai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evin Bahl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in Miller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n Hutton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eclan Chishol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drew Peek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nor Timmin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dreas Englund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 Emberso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vid Jiricek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am Boqvist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len Zellwege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44167" calcext:value-type="float">
            <text:p>844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chary Jones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812500" calcext:value-type="float">
            <text:p>81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ebastian Aho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liver Kylingto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kota Mermi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as Siegenthaler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3400000" calcext:value-type="float">
            <text:p>3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ker Evan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97500" calcext:value-type="float">
            <text:p>89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aedan Korcza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nnor Murph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4400000" calcext:value-type="float">
            <text:p>4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yle Burroughs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rred Tinordi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h Mahur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rik Johns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niil Miromanov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ob Bryso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yden Pachal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k DeSimon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lya Lyubushki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3250000" calcext:value-type="float">
            <text:p>3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rker Wotherspoo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ias Samuelsso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285714" calcext:value-type="float">
            <text:p>428571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ke Schenn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ennis Gilbert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hew Kesse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oy Stecher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87500" calcext:value-type="float">
            <text:p>78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oah Juulse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ndt Clark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rson Soucy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250000" calcext:value-type="float">
            <text:p>3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avis Hamonic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Johnso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yatt Kaise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16667" calcext:value-type="float">
            <text:p>91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hn Ludvig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el Edmundson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3850000" calcext:value-type="float">
            <text:p>3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uel Bolduc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saak Phillip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imon Benoit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el Hanle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87500" calcext:value-type="float">
            <text:p>78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aydn Fleury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pencer Stastney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ouie Belpedio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red Spurge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575000" calcext:value-type="float">
            <text:p>75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cott Mayfield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stin Hol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3400000" calcext:value-type="float">
            <text:p>3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mil Lilleberg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leb Jones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asmus Ristolaine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100000" calcext:value-type="float">
            <text:p>5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than Bea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62500" calcext:value-type="float">
            <text:p>206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ladislav Kolyachonok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ad Ruhwedel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erek Forbort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illiam Lages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istan Luneau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65000" calcext:value-type="float">
            <text:p>86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Uvis Balinski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ander Alexeyev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ouis Crevie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c Del Gaizo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lya Solovyov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ogan Stanley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imon Edvins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ler Tuck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hilip Broberg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580917" calcext:value-type="float">
            <text:p>458091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 Benning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xwell Crozier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onald Attard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an Mitchell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rdan Oesterl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ycob Megn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e Christianse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nteri Hatakka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am Ginning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87500" calcext:value-type="float">
            <text:p>78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ob Moverar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She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k Blankenburg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olai Knyzhov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ler Kleve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16667" calcext:value-type="float">
            <text:p>91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hakir Mukhamadullin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ogan Mailloux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emon Hun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kas Cormier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93333" calcext:value-type="float">
            <text:p>79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lan McIlrath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 St. Ivan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k Friedm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ale Clagu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lle Rose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xime Lajoi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ardy Haman Aktel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hea Weber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857143" calcext:value-type="float">
            <text:p>785714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Elli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6250000" calcext:value-type="float">
            <text:p>6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ucker Poolma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am Jiříček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yne Parekh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rtyom Levshunov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tian Solberg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 Dickinson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rter Yakemchuk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n Danford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64000" calcext:value-type="float">
            <text:p>964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altteri Pulli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kael Diott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unter Brzustewicz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unter McDonald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sin Mayo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xel Sandin Pellikk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eamus Casey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odwin Dionicio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rtem Duda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heo Lindstei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kulas Hovorka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eon Muggli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40833" calcext:value-type="float">
            <text:p>940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rew Helleso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rson Ceulemans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omenick Fensor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illiam Wallind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 Pear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Ufko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hai Buium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el Nystrom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kas Dragicevic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3333" calcext:value-type="float">
            <text:p>92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vid Reinbacher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liver Bonk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ian Bichse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anner Molendyk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cott Morrow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6667" calcext:value-type="float">
            <text:p>91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chael Benning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6667" calcext:value-type="float">
            <text:p>91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arles-Alexis Legaul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5833" calcext:value-type="float">
            <text:p>915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ton Malmstrom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0000" calcext:value-type="float">
            <text:p>91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ean Behren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05833" calcext:value-type="float">
            <text:p>905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mil Andra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3333" calcext:value-type="float">
            <text:p>90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tienne Morin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03333" calcext:value-type="float">
            <text:p>90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am Engström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6667" calcext:value-type="float">
            <text:p>89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drew Gibson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6667" calcext:value-type="float">
            <text:p>89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ca Cagnoni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5000" calcext:value-type="float">
            <text:p>89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wen Pickering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86667" calcext:value-type="float">
            <text:p>88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m Alle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86667" calcext:value-type="float">
            <text:p>88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veric Lamoureux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86666" calcext:value-type="float">
            <text:p>88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enton Mateychuk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86666" calcext:value-type="float">
            <text:p>88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avis Mitchell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82500" calcext:value-type="float">
            <text:p>88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sse Pulkkinen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80833" calcext:value-type="float">
            <text:p>880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ristian Kyrou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8333" calcext:value-type="float">
            <text:p>87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istan Bertucci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8333" calcext:value-type="float">
            <text:p>87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saac Belliveau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de Webbe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arrison Brunick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ristoffer Sedoff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idan Fulp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nnor Punnet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ristian Felto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ke Krys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ictor Mancini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ub Dvor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uel Johannesso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llan Gil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Quinton Burn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ominik Badink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9050" calcext:value-type="float">
            <text:p>86905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tti Tuomist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ille Ottavaine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niil Misyul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eo Loof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kita Novikov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rew Bavaro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den Pric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5833" calcext:value-type="float">
            <text:p>865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yle Master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5000" calcext:value-type="float">
            <text:p>86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ek Alscher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5000" calcext:value-type="float">
            <text:p>86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oah Warre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5000" calcext:value-type="float">
            <text:p>86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van Nause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4167" calcext:value-type="float">
            <text:p>864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rson Lambo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au Akey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hew Andonovski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vid Space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2500" calcext:value-type="float">
            <text:p>86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tchell Mille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1667" calcext:value-type="float">
            <text:p>86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rtem Guryev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0000" calcext:value-type="float">
            <text:p>86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rédéric Brunet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0000" calcext:value-type="float">
            <text:p>86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athan Staio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chary Uen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ksymilian Szuber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im Nousiaine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avin White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7500" calcext:value-type="float">
            <text:p>85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opi Niemela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6667" calcext:value-type="float">
            <text:p>85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illiam Trudeau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6667" calcext:value-type="float">
            <text:p>85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O'Rourk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5834" calcext:value-type="float">
            <text:p>8558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than Del Mastr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5833" calcext:value-type="float">
            <text:p>855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remy Hanzel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1667" calcext:value-type="float">
            <text:p>85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rel Bauer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i Jurmo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elge Gran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7500" calcext:value-type="float">
            <text:p>84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uel Knazko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7500" calcext:value-type="float">
            <text:p>84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kko Kokkone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than Sams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e Furlong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1666" calcext:value-type="float">
            <text:p>841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saiah George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8333" calcext:value-type="float">
            <text:p>83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chael Buching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8333" calcext:value-type="float">
            <text:p>83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wyer Mynio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8333" calcext:value-type="float">
            <text:p>83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lias Pettersso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8333" calcext:value-type="float">
            <text:p>83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mil Pieniniem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8333" calcext:value-type="float">
            <text:p>83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e Krygier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7500" calcext:value-type="float">
            <text:p>83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ttoni Honk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annon Laroqu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opias Vile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e Fleming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 Nel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sevolod Komarov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5000" calcext:value-type="float">
            <text:p>83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son Edward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1667" calcext:value-type="float">
            <text:p>83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Mast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0556" calcext:value-type="float">
            <text:p>83055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son Hind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9444" calcext:value-type="float">
            <text:p>82944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onovan Sebrango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emil Vir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x Wanner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 Thompson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gus Booth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6667" calcext:value-type="float">
            <text:p>82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oah Chadwick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6111" calcext:value-type="float">
            <text:p>826111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le Julian Bjorgvik-Holm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ontana Onyebuchi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érémie Biakabutuka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olan Alla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niil Chayka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tanislav Svozil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shall Warren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irill Kudryavtsev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remie Poirier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3333" calcext:value-type="float">
            <text:p>82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illiam Villeneuve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17778" calcext:value-type="float">
            <text:p>817778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lle Odelius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15000" calcext:value-type="float">
            <text:p>81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lias Salomonsso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15000" calcext:value-type="float">
            <text:p>81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incent Iorio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4167" calcext:value-type="float">
            <text:p>814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rtyom Grushnikov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14167" calcext:value-type="float">
            <text:p>814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onan Seeley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e Clayto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oman Schmidt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5833" calcext:value-type="float">
            <text:p>805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ksi Heimosalmi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5833" calcext:value-type="float">
            <text:p>805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jibril Tour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5000" calcext:value-type="float">
            <text:p>80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omas Hamara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3334" calcext:value-type="float">
            <text:p>80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c-Andre Gaudet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2500" calcext:value-type="float">
            <text:p>80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 Matier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1667" calcext:value-type="float">
            <text:p>80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le Fleur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immy Schuldt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cas Carlsson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ille Heinola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rian Donova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96666" calcext:value-type="float">
            <text:p>79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mitri Kuzmi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95556" calcext:value-type="float">
            <text:p>79555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ke Prokop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93333" calcext:value-type="float">
            <text:p>79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ige Weinstei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91667" calcext:value-type="float">
            <text:p>79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kito Hiros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87500" calcext:value-type="float">
            <text:p>78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n Harpu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87500" calcext:value-type="float">
            <text:p>78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rant Hutton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ristian Wolani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hilip Kemp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eaton Middleto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e Livingstone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ustav Olofs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ogan Raffert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shall Rifai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n Gleaso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 Ahca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uillaume Briseboi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evin Gravel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ndon Scanli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nnor Mackey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olas Mattine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obias Bjornfot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ilip Kra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e Hicketts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eclan Carlile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xence Guenette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bert Johanss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kolas Matinpalo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e McWard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trik Koch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 Smith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m Dinee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ander Petrovic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 Kiersted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unter Skinn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tt Woo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ase Priski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eph Cecconi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rey Schuenema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 Rathbone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oel Hoefenmayer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athan Clurma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remy Davies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ton Whit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yle Capobianco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meron Crott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errick Pouliot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illy Sweezey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kolas Brouillar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ilip Roos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hilippe Myer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obert Hagg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nnor Carrick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eilly Walsh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sey Fitzgerald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teven Santini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evin Connauton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ton Poolma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athan Aspirot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iley Stillma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yatt Aamodt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obie Paquette-Bisson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c Hollowel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lan Coghla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ory Dell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c Regula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chael Callahan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akim Rya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hew Robertso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ennis Cholowsk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imon Lundmark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Yan Kuznetsov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obert Bortuzzo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am Wilsby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D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ergei Bobrovsky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38" calcext:value-type="float">
            <text:p>138</text:p>
          </table:table-cell>
          <table:table-cell office:value-type="float" office:value="10000000" calcext:value-type="float">
            <text:p>10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use Saros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Ukko-Pekka Luukkone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06" calcext:value-type="float">
            <text:p>106</text:p>
          </table:table-cell>
          <table:table-cell office:value-type="float" office:value="4750000" calcext:value-type="float">
            <text:p>4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arlie Lindgre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105" calcext:value-type="float">
            <text:p>105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drei Vasilevskiy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rdan Binningto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9" calcext:value-type="float">
            <text:p>99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nnor Ingram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99" calcext:value-type="float">
            <text:p>99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m Talbo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96" calcext:value-type="float">
            <text:p>96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yotr Kochetkov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uel Erss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89" calcext:value-type="float">
            <text:p>89</text:p>
          </table:table-cell>
          <table:table-cell office:value-type="float" office:value="1450000" calcext:value-type="float">
            <text:p>14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istan Jarry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float" office:value="5375000" calcext:value-type="float">
            <text:p>53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ob Markstrom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inus Ullmark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76" calcext:value-type="float">
            <text:p>76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 Lyo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ey Daccor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72" calcext:value-type="float">
            <text:p>72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in Hill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4900000" calcext:value-type="float">
            <text:p>4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athan Quick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275000" calcext:value-type="float">
            <text:p>12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onas Korpisalo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c-Andre Fleur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aurent Brossoi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3300000" calcext:value-type="float">
            <text:p>33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etr Mrazek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4250000" calcext:value-type="float">
            <text:p>4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 Nedeljkovic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thony Stolarz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emyon Varlamov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ton Forsberg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rederik Anders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400000" calcext:value-type="float">
            <text:p>3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rederik Anderse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3400000" calcext:value-type="float">
            <text:p>3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vid Rittich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hilipp Grubauer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office:value-type="float" office:value="5900000" calcext:value-type="float">
            <text:p>5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itek Vanecek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400000" calcext:value-type="float">
            <text:p>3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el Hof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 Montembeault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3150000" calcext:value-type="float">
            <text:p>31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cott Wedgewood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kas Dostal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812500" calcext:value-type="float">
            <text:p>81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as Johansson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lvis Merzlikins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400000" calcext:value-type="float">
            <text:p>5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rcy Kuemper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5250000" calcext:value-type="float">
            <text:p>5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arel Vejmelka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2725000" calcext:value-type="float">
            <text:p>27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mes Reimer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lvin Pickard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sey DeSmith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cKenzie Blackwood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2350000" calcext:value-type="float">
            <text:p>23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hn Gibso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400000" calcext:value-type="float">
            <text:p>6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evin Lankine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e Alle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3850000" calcext:value-type="float">
            <text:p>3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eph Woll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766667" calcext:value-type="float">
            <text:p>76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yden Primeau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90000" calcext:value-type="float">
            <text:p>89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stus Annune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37500" calcext:value-type="float">
            <text:p>83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evon Levi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ille Huss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4750000" calcext:value-type="float">
            <text:p>4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olas Daws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812500" calcext:value-type="float">
            <text:p>81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aapo Kahkone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n Vladar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2200000" calcext:value-type="float">
            <text:p>22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niil Tarasov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ustin Wolf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pencer Marti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heonix Copley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rvid Soderblom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962500" calcext:value-type="float">
            <text:p>96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kira Schmid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sper Wallstedt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rturs Silov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t Greaves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812500" calcext:value-type="float">
            <text:p>81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 Tomkins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hew Murray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G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l Peterse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ric Comrie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unter Shepard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evin Cooley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Yaroslav Askarov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gnus Chrona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ris Driedger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95000" calcext:value-type="float">
            <text:p>79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ouis Domingue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 Campbell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iri Patera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elix Sandstrom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ds Sogaard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gnus Hellberg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rey Price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10500000" calcext:value-type="float">
            <text:p>10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obin Lehner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pencer Knight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van Fedotov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275000" calcext:value-type="float">
            <text:p>32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kita Tolopilo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oper Black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ub Dobe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rew Commess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ei Kolosov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eorgii Romanov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10000" calcext:value-type="float">
            <text:p>91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klas Kokko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1666" calcext:value-type="float">
            <text:p>891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el Blomqvis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86667" calcext:value-type="float">
            <text:p>88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rson Bjarnas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81667" calcext:value-type="float">
            <text:p>88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lle Clang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8333" calcext:value-type="float">
            <text:p>87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mian Clar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8333" calcext:value-type="float">
            <text:p>87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uel Hlavaj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 Murray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rter Georg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im Saarine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2500" calcext:value-type="float">
            <text:p>87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ler Brenna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omas Suchanek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ictor Ostma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altteri Ignatjew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istan Lennox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ub Málek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ebastian Cossa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ergei Murashov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1110" calcext:value-type="float">
            <text:p>86111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nnor Ungar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0000" calcext:value-type="float">
            <text:p>86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aylor Gauthier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sper Vikman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8000" calcext:value-type="float">
            <text:p>858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ugo Ollas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rter Gyland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yacheslav Buteyets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2500" calcext:value-type="float">
            <text:p>85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rtur Akhtyamov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1667" calcext:value-type="float">
            <text:p>85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yacheslav Peksa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1667" calcext:value-type="float">
            <text:p>85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alyn Boyko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0833" calcext:value-type="float">
            <text:p>850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njamin Kraws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saiah Saville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9667" calcext:value-type="float">
            <text:p>849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adim Zherenko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uslan Khazheyev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5000" calcext:value-type="float">
            <text:p>84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arin Bjorklund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3333" calcext:value-type="float">
            <text:p>84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ennis Hildeby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3333" calcext:value-type="float">
            <text:p>84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ill Cranley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1667" calcext:value-type="float">
            <text:p>84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homas Milic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1667" calcext:value-type="float">
            <text:p>84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rl Lindbom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emi Poirier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omenic DiVincentiis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0556" calcext:value-type="float">
            <text:p>83055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lan Garand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 Young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enrik Tikkanen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3750" calcext:value-type="float">
            <text:p>82375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eevi Merilaine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0000" calcext:value-type="float">
            <text:p>82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saac Poulter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12500" calcext:value-type="float">
            <text:p>81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age Alexand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10000" calcext:value-type="float">
            <text:p>81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Yaniv Perets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5000" calcext:value-type="float">
            <text:p>80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son Thornton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95556" calcext:value-type="float">
            <text:p>79555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olan Lalonde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85556" calcext:value-type="float">
            <text:p>78555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rik Portillo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83333" calcext:value-type="float">
            <text:p>78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ub Skarek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lay Steven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chael Dipietro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livier Rodrigu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ilip Larsso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cus Hogberg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ent Mine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nnor Hughes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ten Elli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 Villalta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G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ndon Bussi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s Stezka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tchell Gib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lin Delia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oy Grosenic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chary Sawchenko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xson Stauber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evin Mandolese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scar Dansk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G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rtemi Panari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11642857" calcext:value-type="float">
            <text:p>1164285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ris Kreide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114" calcext:value-type="float">
            <text:p>114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athan Marchessault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111" calcext:value-type="float">
            <text:p>111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sper Bratt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110" calcext:value-type="float">
            <text:p>110</text:p>
          </table:table-cell>
          <table:table-cell office:value-type="float" office:value="7875000" calcext:value-type="float">
            <text:p>7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e Guentze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07" calcext:value-type="float">
            <text:p>107</text:p>
          </table:table-cell>
          <table:table-cell office:value-type="float" office:value="9000000" calcext:value-type="float">
            <text:p>9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 Boldy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float" office:value="98" calcext:value-type="float">
            <text:p>98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 Ovechki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96" calcext:value-type="float">
            <text:p>96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yle Connor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95" calcext:value-type="float">
            <text:p>95</text:p>
          </table:table-cell>
          <table:table-cell office:value-type="float" office:value="7142857" calcext:value-type="float">
            <text:p>714285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 Debrincat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7875000" calcext:value-type="float">
            <text:p>7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e Caufield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93" calcext:value-type="float">
            <text:p>93</text:p>
          </table:table-cell>
          <table:table-cell office:value-type="float" office:value="7850000" calcext:value-type="float">
            <text:p>7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kolaj Ehlers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mie Benn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  <table:table-cell office:value-type="float" office:value="81" calcext:value-type="float">
            <text:p>81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imo Meier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8800000" calcext:value-type="float">
            <text:p>8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son Marchment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athan Droui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9" calcext:value-type="float">
            <text:p>19</text:p>
          </table:table-cell>
          <table:table-cell office:value-type="float" office:value="37" calcext:value-type="float">
            <text:p>37</text:p>
          </table:table-cell>
          <table:table-cell office:value-type="float" office:value="75" calcext:value-type="float">
            <text:p>75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chael Bunting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74" calcext:value-type="float">
            <text:p>74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ias Maccelli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office:value-type="float" office:value="3425000" calcext:value-type="float">
            <text:p>34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el Farabe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72" calcext:value-type="float">
            <text:p>72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hnny Gaudreau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72" calcext:value-type="float">
            <text:p>72</text:p>
          </table:table-cell>
          <table:table-cell office:value-type="float" office:value="9750000" calcext:value-type="float">
            <text:p>9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k Paul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3150000" calcext:value-type="float">
            <text:p>31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ff Skinner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70" calcext:value-type="float">
            <text:p>70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ndon Saad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68" calcext:value-type="float">
            <text:p>68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vander Kan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5125000" calcext:value-type="float">
            <text:p>51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abian Zetterlund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450000" calcext:value-type="float">
            <text:p>14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e Neighbours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65" calcext:value-type="float">
            <text:p>65</text:p>
          </table:table-cell>
          <table:table-cell office:value-type="float" office:value="835834" calcext:value-type="float">
            <text:p>8358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awson Crouse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4300000" calcext:value-type="float">
            <text:p>43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vid Perro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athan Huberdeau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0500000" calcext:value-type="float">
            <text:p>10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arren Foegel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ls Hoglander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e DeBrusk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ders Lee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k Foligno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nton Heine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250000" calcext:value-type="float">
            <text:p>2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rik Haula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51" calcext:value-type="float">
            <text:p>51</text:p>
          </table:table-cell>
          <table:table-cell office:value-type="float" office:value="3150000" calcext:value-type="float">
            <text:p>31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rtturi Lehkone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4500000" calcext:value-type="float">
            <text:p>4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rew O'Connor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mes van Riemsdyk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49" calcext:value-type="float">
            <text:p>49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son Zucker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den Schwartz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43" calcext:value-type="float">
            <text:p>43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ndrej Palat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holas Robertso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immy Vesey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onny Milano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float" office:value="1900000" calcext:value-type="float">
            <text:p>1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 Iafallo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rdan Greenwa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ierre Engvall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float" office:value="3000000" calcext:value-type="float">
            <text:p>3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vel Dorofeyev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1835000" calcext:value-type="float">
            <text:p>183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les Wood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500000" calcext:value-type="float">
            <text:p>2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ill Cuylle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34" calcext:value-type="float">
            <text:p>34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omas Tatar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1800000" calcext:value-type="float">
            <text:p>1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cus Folign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e Smith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ck Malensty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rker Kelly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oah Cate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625000" calcext:value-type="float">
            <text:p>26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dre Burakovsky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ndon Tanev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lim Kostin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ictor Olofsson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075000" calcext:value-type="float">
            <text:p>10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ent Johnson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800000" calcext:value-type="float">
            <text:p>1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anner Jeannot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5" calcext:value-type="float">
            <text:p>5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665000" calcext:value-type="float">
            <text:p>266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kas Reiche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00000" calcext:value-type="float">
            <text:p>12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athan Walker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x Jones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t Maroo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300000" calcext:value-type="float">
            <text:p>13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iam O'Brien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nor Sheary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.J. Greer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trik Laine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8700000" calcext:value-type="float">
            <text:p>87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lan Holloway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2290457" calcext:value-type="float">
            <text:p>229045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hillip Di Giuseppe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1" calcext:value-type="float">
            <text:p>5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chael Pezzetta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812500" calcext:value-type="float">
            <text:p>81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illiam Carri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ristian Dvorak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450000" calcext:value-type="float">
            <text:p>44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ric Robinso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Lomberg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el Kivirant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afael Harvey-Pinard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ryden Hunt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endan Brisson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endan Lemieux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van Miroshnichenko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omas Nosek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xel Jonsson-Fjallby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aylor Hall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6000000" calcext:value-type="float">
            <text:p>6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mes Malatesta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41666" calcext:value-type="float">
            <text:p>841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ah Gadjovich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39" calcext:value-type="float">
            <text:p>3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ch Sanford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urtis MacDermid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50000" calcext:value-type="float">
            <text:p>11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gus Crookshank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olas Deslaurier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750000" calcext:value-type="float">
            <text:p>1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oss Johnsto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andon Slaggert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12500" calcext:value-type="float">
            <text:p>91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 Nieto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ndon Biro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ock McGin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ob Pelletier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as Rondbjerg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66667" calcext:value-type="float">
            <text:p>76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iam Öhgre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86666" calcext:value-type="float">
            <text:p>88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iley Tuft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kita Chibrikov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75833" calcext:value-type="float">
            <text:p>875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olan Foot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athan Grude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uel Fagemo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kael Pyyhtia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97500" calcext:value-type="float">
            <text:p>89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e Koepke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am Beckma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utter Gauthie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oby Jarventi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cKenzie MacEacher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abriel Landeskog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ij Iginla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ek Vanacker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gor Chernyshov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66667" calcext:value-type="float">
            <text:p>96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n Steeve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ladislav Firstov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lian Lutz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3333" calcext:value-type="float">
            <text:p>92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uel Honzek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by Barlow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Quentin Musty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ke Tuch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2500" calcext:value-type="float">
            <text:p>91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rter Mazu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05833" calcext:value-type="float">
            <text:p>905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c Funk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05000" calcext:value-type="float">
            <text:p>90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illiam Strömgren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00833" calcext:value-type="float">
            <text:p>900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mil Heineman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97500" calcext:value-type="float">
            <text:p>89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k Lardi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6667" calcext:value-type="float">
            <text:p>89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o Myatovic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6667" calcext:value-type="float">
            <text:p>89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lya Protas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89167" calcext:value-type="float">
            <text:p>88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eid Schaefer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86666" calcext:value-type="float">
            <text:p>88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lmer Soderblom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8333" calcext:value-type="float">
            <text:p>87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kita Grebyonkin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anner How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drew Cristall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3333" calcext:value-type="float">
            <text:p>87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ase Bradley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2500" calcext:value-type="float">
            <text:p>87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iktor Neuchev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isten Nielse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ke Toporowski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leyton Roe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liver Okuliar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ub Rychlovsk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sse Nurm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re Innala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 Morton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niel Torgersson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ett Berard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etu Liukas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stin Erte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 Jefferies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ub Stancl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6667" calcext:value-type="float">
            <text:p>86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lorian Xhekaj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6667" calcext:value-type="float">
            <text:p>86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avin Hayes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5000" calcext:value-type="float">
            <text:p>86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oel Nordh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5000" calcext:value-type="float">
            <text:p>86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ennan Othman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chary L'Heureux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alle Väisänen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3333" calcext:value-type="float">
            <text:p>86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leb Trikozov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2500" calcext:value-type="float">
            <text:p>86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chael Mil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1667" calcext:value-type="float">
            <text:p>86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nnett MacArthur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ogdan Trineyev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ander Kisakov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 Glover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rker Bell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7500" calcext:value-type="float">
            <text:p>85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ndis Vilmani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5000" calcext:value-type="float">
            <text:p>85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 Lipkin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1667" calcext:value-type="float">
            <text:p>85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ha Jaaska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tonio Stranges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uel Savoie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6666" calcext:value-type="float">
            <text:p>84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ydon Dureau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1667" calcext:value-type="float">
            <text:p>84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ylan Kuefler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0000" calcext:value-type="float">
            <text:p>84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h Filmo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8333" calcext:value-type="float">
            <text:p>83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alan Lind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8333" calcext:value-type="float">
            <text:p>83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h Bloom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cas Ciona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0000" calcext:value-type="float">
            <text:p>83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ub Brabenec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hua Davie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lliot Desnoyers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rshdeep Bains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16667" calcext:value-type="float">
            <text:p>81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am Sýkora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6666" calcext:value-type="float">
            <text:p>80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ai Schwindt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98334" calcext:value-type="float">
            <text:p>798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avrin Mutter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6667" calcext:value-type="float">
            <text:p>77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ton Blidh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rigori Denisenko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son Geertsen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rake Caggiula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imothy Getting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ugh McGing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ian Halone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ett Seney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dre Le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e Reinhard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abriel Fortier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mieson Rees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ej Blumel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n McCartney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x McCormick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ff Malott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okondji Imama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ffrey Viel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ett Murray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e Snively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drew Agozzino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vol Regenda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L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iah Slavin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gor Sokolov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ieffer Bellows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avis Barron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L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vid Pastrnak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157" calcext:value-type="float">
            <text:p>157</text:p>
          </table:table-cell>
          <table:table-cell office:value-type="float" office:value="11250000" calcext:value-type="float">
            <text:p>11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ock Boeser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13" calcext:value-type="float">
            <text:p>113</text:p>
          </table:table-cell>
          <table:table-cell office:value-type="float" office:value="6650000" calcext:value-type="float">
            <text:p>66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tchell Marner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11" calcext:value-type="float">
            <text:p>111</text:p>
          </table:table-cell>
          <table:table-cell office:value-type="float" office:value="10903000" calcext:value-type="float">
            <text:p>10903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rake Batherso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float" office:value="94" calcext:value-type="float">
            <text:p>94</text:p>
          </table:table-cell>
          <table:table-cell office:value-type="float" office:value="4975000" calcext:value-type="float">
            <text:p>4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vel Buchnevich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90" calcext:value-type="float">
            <text:p>90</text:p>
          </table:table-cell>
          <table:table-cell office:value-type="float" office:value="5800000" calcext:value-type="float">
            <text:p>5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yle Palmieri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84" calcext:value-type="float">
            <text:p>84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yan Rust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62" calcext:value-type="float">
            <text:p>62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84" calcext:value-type="float">
            <text:p>84</text:p>
          </table:table-cell>
          <table:table-cell office:value-type="float" office:value="5125000" calcext:value-type="float">
            <text:p>51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aleri Nichushki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81" calcext:value-type="float">
            <text:p>81</text:p>
          </table:table-cell>
          <table:table-cell office:value-type="float" office:value="6125000" calcext:value-type="float">
            <text:p>61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liver Bjorkstrand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5400000" calcext:value-type="float">
            <text:p>5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ladimir Tarasenko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78" calcext:value-type="float">
            <text:p>78</text:p>
          </table:table-cell>
          <table:table-cell office:value-type="float" office:value="4750000" calcext:value-type="float">
            <text:p>4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s Zuccarello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75" calcext:value-type="float">
            <text:p>75</text:p>
          </table:table-cell>
          <table:table-cell office:value-type="float" office:value="4125000" calcext:value-type="float">
            <text:p>41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oy Terry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74" calcext:value-type="float">
            <text:p>74</text:p>
          </table:table-cell>
          <table:table-cell office:value-type="float" office:value="7000000" calcext:value-type="float">
            <text:p>7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drei Svechnikov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7750000" calcext:value-type="float">
            <text:p>7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k Stone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9500000" calcext:value-type="float">
            <text:p>9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nthony Mantha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3500000" calcext:value-type="float">
            <text:p>3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nor Garland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4950000" calcext:value-type="float">
            <text:p>4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trick Kane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niel Sprong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rdan Eberl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4750000" calcext:value-type="float">
            <text:p>4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eli Tolvane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3475000" calcext:value-type="float">
            <text:p>34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ke Evangelista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55" calcext:value-type="float">
            <text:p>55</text:p>
          </table:table-cell>
          <table:table-cell office:value-type="float" office:value="797500" calcext:value-type="float">
            <text:p>79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om Wils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lan Guenther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eilly Smith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53" calcext:value-type="float">
            <text:p>53</text:p>
          </table:table-cell>
          <table:table-cell office:value-type="float" office:value="5000000" calcext:value-type="float">
            <text:p>5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no Niederreiter</text:p>
          </table:table-cell>
          <table:table-cell office:value-type="string" calcext:value-type="string">
            <text:p>WPG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tefan Noese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51" calcext:value-type="float">
            <text:p>51</text:p>
          </table:table-cell>
          <table:table-cell office:value-type="float" office:value="2750000" calcext:value-type="float">
            <text:p>2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endan Gallagher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6500000" calcext:value-type="float">
            <text:p>6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hieu Joseph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2950000" calcext:value-type="float">
            <text:p>2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ander Holtz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894167" calcext:value-type="float">
            <text:p>894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el Armia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float" office:value="3400000" calcext:value-type="float">
            <text:p>3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Ilya Mikheyev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4750000" calcext:value-type="float">
            <text:p>4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m Atkinson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imon Holmstrom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ogan O'Conno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.J. Oshi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7" calcext:value-type="float">
            <text:p>37</text:p>
          </table:table-cell>
          <table:table-cell office:value-type="float" office:value="5750000" calcext:value-type="float">
            <text:p>57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stin Danforth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ei Toropchenko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1250000" calcext:value-type="float">
            <text:p>1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vgenii Dadonov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2250000" calcext:value-type="float">
            <text:p>22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 Laferrier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875000" calcext:value-type="float">
            <text:p>8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rey Perry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1150000" calcext:value-type="float">
            <text:p>11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chael McCarron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float" office:value="900000" calcext:value-type="float">
            <text:p>9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obby Brink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ett Leason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68" calcext:value-type="float">
            <text:p>6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1050000" calcext:value-type="float">
            <text:p>10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aapo Kakko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2400000" calcext:value-type="float">
            <text:p>2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raig Smith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1" calcext:value-type="float">
            <text:p>31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h Anderson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5500000" calcext:value-type="float">
            <text:p>5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 Quinn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asperi Kapane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eegan Kolesar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00000" calcext:value-type="float">
            <text:p>1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sper Fast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00000" calcext:value-type="float">
            <text:p>24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altteri Puustine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arnet Hathaway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2375000" calcext:value-type="float">
            <text:p>23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ristian Fischer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125000" calcext:value-type="float">
            <text:p>11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colas Aube-Kubel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500000" calcext:value-type="float">
            <text:p>15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ey Anderson</text:p>
          </table:table-cell>
          <table:table-cell office:value-type="string" calcext:value-type="string">
            <text:p>CHI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iktor Arvidsso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000000" calcext:value-type="float">
            <text:p>4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rl Grundstrom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800000" calcext:value-type="float">
            <text:p>1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stin Bailey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ndon Duhaim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850000" calcext:value-type="float">
            <text:p>1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udson Fasching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athan Bastia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hieu Olivier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100000" calcext:value-type="float">
            <text:p>11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ckenzie Entwistle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nnor Brow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h Doan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lien Gauthier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87500" calcext:value-type="float">
            <text:p>78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stin Brazeau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sse Ylonen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9" calcext:value-type="float">
            <text:p>5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 Coronato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tchell Chaffee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yan Reaves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350000" calcext:value-type="float">
            <text:p>13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alker Duehr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liver Wahlstrom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atan Berggren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esse Puljujarv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hew Phillips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rey Fix-Wolansky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ivani Smith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innie Hinostroza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nil Gushchin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28334" calcext:value-type="float">
            <text:p>828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 Rempe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20000" calcext:value-type="float">
            <text:p>82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ris Wagner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rson Meyer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 Colangelo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son Polin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am Klapka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Vasily Podkolzi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llin Graf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41667" calcext:value-type="float">
            <text:p>94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kas Rousek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ku Raty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96250" calcext:value-type="float">
            <text:p>89625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illiam Lockwood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los Kelemen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akim Kemell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86666" calcext:value-type="float">
            <text:p>88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vei Gridin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ckett Senneck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erik Parascak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chael Brandsegg-Nygård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mil Hemming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iam Greentree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75000" calcext:value-type="float">
            <text:p>9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avin Brindley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xim Tsyplakov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vei Michkov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50000" calcext:value-type="float">
            <text:p>9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Xavier Bourgault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ckie Samoskevich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25000" calcext:value-type="float">
            <text:p>9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nathan Lekkerimaki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duard Sale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18333" calcext:value-type="float">
            <text:p>91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asper Halttunen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908333" calcext:value-type="float">
            <text:p>90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kson Blake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05833" calcext:value-type="float">
            <text:p>905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kolai Kovalenko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6250" calcext:value-type="float">
            <text:p>89625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gger Firkus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1666" calcext:value-type="float">
            <text:p>891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ni Nyma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91666" calcext:value-type="float">
            <text:p>891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ilip Mesar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86666" calcext:value-type="float">
            <text:p>886666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yle McDonald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 Maggio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ierrick Dub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mes Stefan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ylan Wendt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rttu Hyry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cus Sylvegard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ko Matikka</text:p>
          </table:table-cell>
          <table:table-cell office:value-type="string" calcext:value-type="string">
            <text:p>UTA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m Squires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70000" calcext:value-type="float">
            <text:p>87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than Cardwell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xim Groshev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roslav Chmelar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imon Robertsson</text:p>
          </table:table-cell>
          <table:table-cell office:value-type="string" calcext:value-type="string">
            <text:p>STL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iko Huuhtanen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7500" calcext:value-type="float">
            <text:p>86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Ethan Gauthier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5000" calcext:value-type="float">
            <text:p>86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ob Perreault</text:p>
          </table:table-cell>
          <table:table-cell office:value-type="string" calcext:value-type="string">
            <text:p>MTL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ler Boucher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hase Stillman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abian Lysell</text:p>
          </table:table-cell>
          <table:table-cell office:value-type="string" calcext:value-type="string">
            <text:p>BOS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3334" calcext:value-type="float">
            <text:p>863334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oel Gunle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2500" calcext:value-type="float">
            <text:p>86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ucas Edmonds</text:p>
          </table:table-cell>
          <table:table-cell office:value-type="string" calcext:value-type="string">
            <text:p>TBL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1667" calcext:value-type="float">
            <text:p>86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is Gendron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60000" calcext:value-type="float">
            <text:p>86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rdan Dumais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999" calcext:value-type="float">
            <text:p>859999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William Dufour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9167" calcext:value-type="float">
            <text:p>859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ameron Butler</text:p>
          </table:table-cell>
          <table:table-cell office:value-type="string" calcext:value-type="string">
            <text:p>CLB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58333" calcext:value-type="float">
            <text:p>85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ulson Pitr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8333" calcext:value-type="float">
            <text:p>85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xsen Wiebe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2500" calcext:value-type="float">
            <text:p>85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atu Jamsen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2500" calcext:value-type="float">
            <text:p>852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kub Demek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1683" calcext:value-type="float">
            <text:p>85168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thew Seminoff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50000" calcext:value-type="float">
            <text:p>85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stin Sourdif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47500" calcext:value-type="float">
            <text:p>84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vel Novak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6667" calcext:value-type="float">
            <text:p>84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oehn Ziemmer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5833" calcext:value-type="float">
            <text:p>845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ustin Roest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5000" calcext:value-type="float">
            <text:p>84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aivis Ansons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44167" calcext:value-type="float">
            <text:p>8441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udd Caulfield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7500" calcext:value-type="float">
            <text:p>83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itchell Russell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livier Nadeau</text:p>
          </table:table-cell>
          <table:table-cell office:value-type="string" calcext:value-type="string">
            <text:p>BUF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6667" calcext:value-type="float">
            <text:p>83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zzy Wiesblatt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5833" calcext:value-type="float">
            <text:p>835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Oskar Pettersso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5000" calcext:value-type="float">
            <text:p>83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Danila Klimovich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3333" calcext:value-type="float">
            <text:p>83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Felix Unger Sörum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1667" calcext:value-type="float">
            <text:p>83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u Tuomaala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30833" calcext:value-type="float">
            <text:p>8308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hieu Cataford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8333" calcext:value-type="float">
            <text:p>828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ander Pashi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6667" calcext:value-type="float">
            <text:p>826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acob Melanson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6111" calcext:value-type="float">
            <text:p>826111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sha Pastujov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5000" calcext:value-type="float">
            <text:p>82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dy Stonehous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1667" calcext:value-type="float">
            <text:p>821667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en Hemmerling</text:p>
          </table:table-cell>
          <table:table-cell office:value-type="string" calcext:value-type="string">
            <text:p>VGK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1111" calcext:value-type="float">
            <text:p>821111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tin Chromiak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20000" calcext:value-type="float">
            <text:p>82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Brandon Coe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13725" calcext:value-type="float">
            <text:p>813725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tvei Petrov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3333" calcext:value-type="float">
            <text:p>803333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Josh Archibald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Graeme Clark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00000" calcext:value-type="float">
            <text:p>800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Zayde Wisdom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97500" calcext:value-type="float">
            <text:p>7975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c Johnstone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cott Sabourin</text:p>
          </table:table-cell>
          <table:table-cell office:value-type="string" calcext:value-type="string">
            <text:p>SJS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lex Belzile</text:p>
          </table:table-cell>
          <table:table-cell office:value-type="string" calcext:value-type="string">
            <text:p>NYR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amuel Poulin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Nathan Legare</text:p>
          </table:table-cell>
          <table:table-cell office:value-type="string" calcext:value-type="string">
            <text:p>NJD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aylor Ward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Linus Karlsson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Patrick Giles</text:p>
          </table:table-cell>
          <table:table-cell office:value-type="string" calcext:value-type="string">
            <text:p>FLA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Kole Lind</text:p>
          </table:table-cell>
          <table:table-cell office:value-type="string" calcext:value-type="string">
            <text:p>DAL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Martin Frk</text:p>
          </table:table-cell>
          <table:table-cell office:value-type="string" calcext:value-type="string">
            <text:p>CGY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Hayden Hodgson</text:p>
          </table:table-cell>
          <table:table-cell office:value-type="string" calcext:value-type="string">
            <text:p>OTT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Spencer Smallma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iley Sutter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Corey Andonovski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Raphael Lavoie</text:p>
          </table:table-cell>
          <table:table-cell office:value-type="string" calcext:value-type="string">
            <text:p>EDM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Adam Raska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  <table:table-row table:style-name="ro1" table:visibility="filter">
          <table:table-cell office:value-type="string" calcext:value-type="string">
            <text:p>Tyce Thompson</text:p>
          </table:table-cell>
          <table:table-cell office:value-type="string" calcext:value-type="string">
            <text:p>NYI</text:p>
          </table:table-cell>
          <table:table-cell office:value-type="string" calcext:value-type="string">
            <text:p>R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office:value-type="float" office:value="775000" calcext:value-type="float">
            <text:p>775000</text:p>
          </table:table-cell>
          <table:table-cell office:value-type="string" calcext:value-type="string">
            <text:p>no</text:p>
          </table:table-cell>
        </table:table-row>
      </table:table>
      <table:named-expressions/>
      <table:database-ranges>
        <table:database-range table:name="__Anonymous_Sheet_DB__0" table:target-range-address="Teams.A1:Teams.J1524" table:display-filter-buttons="true">
          <table:filter>
            <table:filter-and>
              <table:filter-condition table:value="Alain" table:operator="=" table:field-number="9">
                <table:filter-set-item table:value="Alain"/>
                <table:filter-set-item table:value="Ben"/>
                <table:filter-set-item table:value="Couv"/>
                <table:filter-set-item table:value="Mark"/>
                <table:filter-set-item table:value="Math"/>
              </table:filter-condition>
            </table:filter-and>
          </table:filter>
          <table:sort>
            <table:sort-by table:field-number="9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00-00-00</text:date>, <text:time style:data-style-name="N2" text:time-value="03:31:25.56937372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22T03:31:50.413600147</dc:date>
    <meta:editing-duration>PT49M38S</meta:editing-duration>
    <meta:editing-cycles>14</meta:editing-cycles>
    <meta:generator>LibreOffice/24.2.6.2$Linux_X86_64 LibreOffice_project/420$Build-2</meta:generator>
    <meta:document-statistic meta:table-count="1" meta:cell-count="13809" meta:object-count="0"/>
  </office:meta>
</office:document-meta>
</file>